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avoye LET Plain" svg:font-family="'Savoye LET Plain'" style:font-family-generic="system" style:font-pitch="variable"/>
  </office:font-face-decls>
  <office:automatic-styles>
    <style:style style:name="P1" style:family="paragraph" style:parent-style-name="style_5f_paragraphe">
      <style:text-properties fo:language="fr" fo:country="FR"/>
    </style:style>
    <style:style style:name="P2" style:family="paragraph" style:parent-style-name="style_5f_titre" style:master-page-name="MP0">
      <style:paragraph-properties style:page-number="auto" fo:break-before="page"/>
    </style:style>
    <style:style style:name="T1" style:family="text">
      <style:text-properties fo:language="fr" fo:country="FR"/>
    </style:style>
    <style:style style:name="T2" style:family="text">
      <style:text-properties fo:language="fr" fo:country="FR" fo:background-color="#ffff00" loext:char-shading-value="0"/>
    </style:style>
    <style:style style:name="T3" style:family="text">
      <style:text-properties style:text-position="super 64%" fo:language="fr" fo:country="FR"/>
    </style:style>
    <style:style style:name="T4" style:family="text">
      <style:text-properties style:use-window-font-color="true" fo:font-weight="normal" style:font-weight-asian="normal"/>
    </style:style>
    <style:style style:name="T5" style:family="text">
      <style:text-properties fo:background-color="transparent" loext:char-shading-value="0"/>
    </style:style>
    <style:style style:name="T6" style:family="text">
      <style:text-properties style:font-name="Symbol" fo:background-color="#ffff00" loext:char-shading-value="0" style:font-name-asian="Symbol" style:font-name-complex="Symbol"/>
    </style:style>
    <style:style style:name="T7" style:family="text">
      <style:text-properties style:text-position="sub 64%" fo:language="fr" fo:country="FR"/>
    </style:style>
    <style:style style:name="T8" style:family="text">
      <style:text-properties officeooo:rsid="000558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<text:span text:style-name="style_5f_lettre_5f_ramiste">V</text:span><text:span text:style-name="style_5f_remplacement_5f_lettre_5f_ramiste">u</text:span> Grand Olympe.</text:p>
      <text:p text:style-name="style_5f_feuillet"><text:span text:style-name="style_5f_car_5f_feuillet">Fueillet</text:span> <text:span text:style-name="style_5f_chiffre_5f_romain">LXXXII.</text:span></text:p>
      <text:list xml:id="list1579181103" text:style-name="LFO11">
        <text:list-item>
          <text:p text:style-name="style_5f_liste">Le dixie<text:span text:style-name="style_5f_s_5f_long">ſ</text:span><text:span text:style-name="style_5f_remplacement_5f_s_5f_long">s</text:span>me li<text:span text:style-name="style_5f_lettre_5f_ramiste">u</text:span><text:span text:style-name="style_5f_remplacement_5f_lettre_5f_ramiste">v</text:span>re du grant Olympe<text:span text:style-name="style_5f_fin_5f_de_5f_ligne">/</text:span> des hi<text:span text:style-name="style_5f_s_5f_long">ſ</text:span><text:span text:style-name="style_5f_remplacement_5f_s_5f_long">s</text:span>toires Poetiques.<text:span text:style-name="style_5f_fin_5f_de_5f_ligne">/</text:span></text:p>
        </text:list-item>
        <text:list-item>
          <text:p text:style-name="style_5f_liste">Le mariage de Orpheus a<text:span text:style-name="style_5f_lettre_5f_ramiste">u</text:span><text:span text:style-name="style_5f_remplacement_5f_lettre_5f_ramiste">v</text:span>ec Eurydi<text:span text:style-name="style_5f_cesure">-</text:span><text:span text:style-name="style_5f_fin_5f_de_5f_ligne">/</text:span>ce lequel en chantant la tira des enfers.<text:span text:style-name="style_5f_fin_5f_de_5f_ligne">/</text:span></text:p>
        </text:list-item>
      </text:list>
      <text:p text:style-name="style_5f_paragraphe"><text:span text:style-name="style_5f_lettrine">A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x nopces de Iphis </text:span></text:span><text:span text:style-name="style_5f_remplacement_5f__26_"><text:span text:style-name="T1">et</text:span></text:span><text:span text:style-name="Police_20_par_20_défaut"><text:span text:style-name="T1"> I</text:span></text:span><text:span text:style-name="style_5f_abréviation_5f_contraction"><text:span text:style-name="T1">ã</text:span></text:span><text:span text:style-name="style_5f_abréviation_5f_résolue"><text:span text:style-name="T1">an</text:span></text:span><text:span text:style-name="Police_20_par_20_défaut"><text:span text:style-name="T1">the. Le dieu Hy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men fut 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s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cques plu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ieurs autres</text:span></text:span><text:span text:style-name="style_5f_fin_5f_de_5f_ligne">/</text:span><text:span text:style-name="Police_20_par_20_défaut"><text:span text:style-name="T1"> dieux </text:span></text:span><text:span text:style-name="style_5f_remplacement_5f__26_"><text:span text:style-name="T1">et</text:span></text:span><text:span text:style-name="Police_20_par_20_défaut"><text:span text:style-name="T1"> de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s. Et quant Hymen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ar</text:span></text:span><text:span text:style-name="style_5f_fin_5f_de_5f_ligne">/</text:span><text:span text:style-name="Police_20_par_20_défaut"><text:span text:style-name="T1">tit, par l</text:span></text:span><text:span text:style-name="ajout_5f_apostrophe_5f_cédille"><text:span text:style-name="T1">’</text:span></text:span><text:span text:style-name="Police_20_par_20_défaut"><text:span text:style-name="T1">air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ajout_5f_apostrophe_5f_cédille"><text:span text:style-name="T1">’</text:span></text:span><text:span text:style-name="Police_20_par_20_défaut"><text:span text:style-name="T1">envolla grant erre en Cyco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nie, ou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mons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de par Orpheus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style_5f_fin_5f_de_5f_ligne">/</text:span><text:span text:style-name="Police_20_par_20_défaut"><text:span text:style-name="T1">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 Eurydice. A ces nopces</text:span></text:span><text:span text:style-name="style_5f_fin_5f_de_5f_ligne">/</text:span><text:span text:style-name="Police_20_par_20_défaut"><text:span text:style-name="T1"> vin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bonheur apporter </text:span></text:span><text:span text:style-name="style_5f_remplacement_5f__26_"><text:span text:style-name="T1">et</text:span></text:span><text:span text:style-name="Police_20_par_20_défaut"><text:span text:style-name="T1"> y d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gne de douleur ad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ir, </text:span></text:span><text:span text:style-name="style_5f_remplacement_5f__26_"><text:span text:style-name="T1">et</text:span></text:span><text:span text:style-name="Police_20_par_20_défaut"><text:span text:style-name="T1"> de male fo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tune comme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e vous diray. Au print</text:span></text:span><text:span text:style-name="style_5f_abréviation_5f_contraction"><text:span text:style-name="T1">~e</text:span></text:span><text:span text:style-name="style_5f_abréviation_5f_résolue"><text:span text:style-name="T1">em</text:span></text:span><text:span text:style-name="Police_20_par_20_défaut"><text:span text:style-name="T1">ps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ajout_5f_apostrophe_5f_cédille"><text:span text:style-name="T1">’</text:span></text:span><text:span text:style-name="Police_20_par_20_défaut"><text:span text:style-name="T1">en alloit l</text:span></text:span><text:span text:style-name="ajout_5f_apostrophe_5f_cédille"><text:span text:style-name="T1">'</text:span></text:span><text:span text:style-name="Police_20_par_20_défaut"><text:span text:style-name="T1">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no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le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bat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ur nudz piedz en</text:span></text:span><text:span text:style-name="style_5f_fin_5f_de_5f_ligne">/</text:span><text:span text:style-name="Police_20_par_20_défaut"><text:span text:style-name="T1">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pr</text:span></text:span><text:span text:style-name="style_5f_ajout_5f_accent_5f_aigu"><text:span text:style-name="T1">é</text:span></text:span><text:span text:style-name="Police_20_par_20_défaut"><text:span text:style-name="T1"> plain d</text:span></text:span><text:span text:style-name="ajout_5f_apostrophe_5f_cédille"><text:span text:style-name="T1">’</text:span></text:span><text:span text:style-name="Police_20_par_20_défaut"><text:span text:style-name="T1">herbes verdoyans, </text:span></text:span><text:span text:style-name="style_5f_remplacement_5f__26_"><text:span text:style-name="T1">et</text:span></text:span><text:span text:style-name="Police_20_par_20_défaut"><text:span text:style-name="T1"> illec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p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ur bel </text:span></text:span><text:span text:style-name="style_5f_remplacement_5f__26_"><text:span text:style-name="T1">et</text:span></text:span><text:span text:style-name="style_5f_fin_5f_de_5f_ligne">/</text:span><text:span text:style-name="Police_20_par_20_défaut"><text:span text:style-name="T1"> gaillart n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me Ar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 veit la belle, laquelle il requ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tant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</text:span></text:span><text:span text:style-name="style_5f_fin_5f_de_5f_ligne">/</text:span><text:span text:style-name="Police_20_par_20_défaut"><text:span text:style-name="T1">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amour</text:span></text:span><text:span text:style-name="style_5f_ajout_5f_ponctuation"><text:span text:style-name="T1">.</text:span></text:span><text:span text:style-name="Police_20_par_20_défaut"><text:span text:style-name="T1"> Mais icelle a luy n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voulut accorder ne ha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band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er pour priere ne requ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qu</text:span></text:span><text:span text:style-name="ajout_5f_apostrophe_5f_cédille"><text:span text:style-name="T1">’</text:span></text:span><text:span text:style-name="Police_20_par_20_défaut"><text:span text:style-name="T1">il lu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faire, car</text:span></text:span><text:span text:style-name="style_5f_fin_5f_de_5f_ligne">/</text:span><text:span text:style-name="Police_20_par_20_défaut"><text:span text:style-name="T1"> trop </text:span></text:span><text:span text:style-name="style_5f_remplacement_5f__26_"><text:span text:style-name="T1">et</text:span></text:span><text:span text:style-name="Police_20_par_20_défaut"><text:span text:style-name="T1"> de bon cueur aymoi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n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x Orpheus</text:span></text:span><text:span text:style-name="style_5f_fin_5f_de_5f_ligne">/</text:span></text:p>
      <text:p text:style-name="style_5f_nombre_5f_livre">Le dixiesme livre</text:p>
      <text:p text:style-name="style_5f_paragraphe"><text:span text:style-name="Police_20_par_20_défaut"><text:span text:style-name="T1">ains pour de luy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happe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m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a la fuyte </text:span></text:span><text:span text:style-name="style_5f_remplacement_5f__26_"><text:span text:style-name="T1">et</text:span></text:span><text:span text:style-name="Police_20_par_20_défaut"><text:span text:style-name="T1"> celluy l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y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uit, mais a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que la belle Eurydice fuyoit elle marcha d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us</text:span></text:span><text:span text:style-name="style_5f_fin_5f_de_5f_ligne">/</text:span><text:span text:style-name="Police_20_par_20_défaut"><text:span text:style-name="T1">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</text:span></text:span><text:span text:style-name="style_5f_séparation_5f_mot"><text:span text:style-name="T1"> </text:span></text:span><text:span text:style-name="Police_20_par_20_défaut"><text:span text:style-name="T1">venimeux qui la mordit environ le talon dont elle</text:span></text:span><text:span text:style-name="style_5f_fin_5f_de_5f_ligne">/</text:span><text:span text:style-name="Police_20_par_20_défaut"><text:span text:style-name="T1"> mourut. Quant Orpheu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eut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 par soubdaine deffortune</text:span></text:span><text:span text:style-name="style_5f_fin_5f_de_5f_ligne">/</text:span><text:span text:style-name="Police_20_par_20_défaut"><text:span text:style-name="T1">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perdu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femme </text:span></text:span><text:span text:style-name="style_5f_remplacement_5f__26_"><text:span text:style-name="T1">et</text:span>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, il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plaignit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doulou</text:span></text:span><text:span text:style-name="style_5f_ajout_5f_ponctuation"><text:span text:style-name="T1">-</text:span></text:span><text:span text:style-name="style_5f_fin_5f_de_5f_ligne">/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t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que trop long </text:span></text:span><text:span text:style-name="style_5f_remplacement_5f__26_"><text:span text:style-name="T1">et</text:span></text:span><text:span text:style-name="Police_20_par_20_défaut"><text:span text:style-name="T1"> trop ennuiab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oit a le ra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pter. Et</text:span></text:span><text:span text:style-name="style_5f_fin_5f_de_5f_ligne">/</text:span><text:span text:style-name="Police_20_par_20_défaut"><text:span text:style-name="T1"> quant par le monde l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longu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plouree en enfer</text:span></text:span><text:span text:style-name="style_5f_séparation_5f_mot"><text:span text:style-name="T1"> </text:span></text:span><text:span text:style-name="Police_20_par_20_défaut"><text:span text:style-name="T1">voulut</text:span></text:span><text:span text:style-name="style_5f_fin_5f_de_5f_ligne">/</text:span><text:span text:style-name="Police_20_par_20_défaut"><text:span text:style-name="T1">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dre </text:span></text:span><text:span text:style-name="style_5f_remplacement_5f__26_"><text:span text:style-name="T1">et</text:span></text:span><text:span text:style-name="Police_20_par_20_défaut"><text:span text:style-name="T1"> aller</text:span></text:span><text:span text:style-name="style_5f_séparation_5f_mot"><text:span text:style-name="T1"> </text:span></text:span><text:span text:style-name="Police_20_par_20_défaut"><text:span text:style-name="T1">veoi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</text:span></text:span><text:span text:style-name="ajout_5f_apostrophe_5f_cédille"><text:span text:style-name="T1">’</text:span></text:span><text:span text:style-name="Police_20_par_20_défaut"><text:span text:style-name="T1">il pourroit r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r </text:span></text:span><text:span text:style-name="style_5f_remplacement_5f__26_"><text:span text:style-name="T1">et</text:span></text:span><text:span text:style-name="Police_20_par_20_défaut"><text:span text:style-name="T1"> rec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re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mye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a ce pourroit m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r les infernaulx. Il tenoi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harpe</text:span></text:span><text:span text:style-name="style_5f_fin_5f_de_5f_ligne">/</text:span><text:span text:style-name="Police_20_par_20_défaut"><text:span text:style-name="T1"> entr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bras </text:span></text:span><text:span text:style-name="style_5f_remplacement_5f__26_"><text:span text:style-name="T1">et</text:span></text:span><text:span text:style-name="Police_20_par_20_défaut"><text:span text:style-name="T1"> en touchoit les cordes : </text:span></text:span><text:span text:style-name="style_5f_remplacement_5f__26_"><text:span text:style-name="T1">et</text:span></text:span><text:span text:style-name="Police_20_par_20_défaut"><text:span text:style-name="T1"> de la bouch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</text:span></text:span><text:span text:style-name="style_5f_fin_5f_de_5f_ligne">/</text:span><text:span text:style-name="Police_20_par_20_défaut"><text:span text:style-name="T1"> print a chanter telle cha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.</text:span></text:span><text:span text:style-name="style_5f_fin_5f_de_5f_ligne"> /</text:span></text:p>
      <text:list xml:id="list191402928268012" text:continue-numbering="true" text:style-name="LFO11">
        <text:list-item>
          <text:p text:style-name="style_5f_liste">La chan<text:span text:style-name="style_5f_lettre_5f_ramiste">ſ</text:span><text:span text:style-name="style_5f_remplacement_5f_lettre_5f_ramiste">s</text:span>on de Orpheus aux enfers.<text:span text:style-name="style_5f_fin_5f_de_5f_ligne">/</text:span></text:p>
        </text:list-item>
      </text:list>
      <text:p text:style-name="style_5f_strophe"><text:span text:style-name="style_5f_lettrine">D</text:span>Ieulx infernaulx en tenebres regnans<text:span text:style-name="style_5f_fin_5f_de_5f_vers">/</text:span>En la chartre plaine dob<text:span text:style-name="style_5f_lettre_5f_ramiste">ſ</text:span><text:span text:style-name="style_5f_remplacement_5f_lettre_5f_ramiste">s</text:span><text:span text:style-name="style_5f_remplacement_5f_lettre_5f_ramiste"><text:span text:style-name="T4">c</text:span></text:span>urite<text:span text:style-name="style_5f_fin_5f_de_5f_vers"> </text:span>Ou<text:span text:style-name="style_5f_séparation_5f_mot"> </text:span>vous e<text:span text:style-name="style_5f_s_5f_long">ſ</text:span><text:span text:style-name="style_5f_remplacement_5f_s_5f_long">s</text:span>tes tout le m<text:span text:style-name="style_5f_abréviation_5f_contraction">õ</text:span><text:span text:style-name="style_5f_abréviation_5f_résolue">on</text:span>de tenans<text:span text:style-name="style_5f_fin_5f_de_5f_vers">/</text:span>A ce <text:span text:style-name="style_5f_s_5f_long">ſ</text:span><text:span text:style-name="style_5f_remplacement_5f_s_5f_long">s</text:span>ubmi<text:span text:style-name="style_5f_s_5f_long">ſ</text:span><text:span text:style-name="style_5f_remplacement_5f_s_5f_long">s</text:span>e e<text:span text:style-name="style_5f_s_5f_long">ſ</text:span><text:span text:style-name="style_5f_remplacement_5f_s_5f_long">s</text:span>t toute humanit<text:span text:style-name="style_5f_ajout_5f_accent_5f_aigu"><text:span text:style-name="T5">é</text:span></text:span><text:span text:style-name="style_5f_fin_5f_de_5f_vers">/</text:span>Pour e<text:span text:style-name="style_5f_s_5f_long">ſſ</text:span><text:span text:style-name="style_5f_remplacement_5f_s_5f_long">ss</text:span>aier vo<text:span text:style-name="style_5f_lettre_5f_ramiste">ſ</text:span><text:span text:style-name="style_5f_remplacement_5f_lettre_5f_ramiste">s</text:span>tre crudelit<text:span text:style-name="style_5f_ajout_5f_accent_5f_aigu">é</text:span><text:span text:style-name="style_5f_fin_5f_de_5f_vers">/</text:span>Et regarder vo<text:span text:style-name="style_5f_lettre_5f_ramiste">ſ</text:span><text:span text:style-name="style_5f_remplacement_5f_lettre_5f_ramiste">s</text:span>tre gou<text:span text:style-name="style_5f_lettre_5f_ramiste">u</text:span><text:span text:style-name="style_5f_remplacement_5f_lettre_5f_ramiste">v</text:span>ernem<text:span text:style-name="style_5f_abréviation_5f_contraction">~e</text:span><text:span text:style-name="style_5f_abréviation_5f_résolue">en</text:span>t<text:span text:style-name="style_5f_fin_5f_de_5f_vers">/</text:span>Pas en ce lieu ne me <text:span text:style-name="style_5f_s_5f_long">ſ</text:span><text:span text:style-name="style_5f_remplacement_5f_s_5f_long">s</text:span>uis tran<text:span text:style-name="style_5f_s_5f_long">ſ</text:span><text:span text:style-name="style_5f_remplacement_5f_s_5f_long">s</text:span>port<text:span text:style-name="style_5f_ajout_5f_accent_5f_aigu">é</text:span><text:span text:style-name="style_5f_fin_5f_de_5f_vers">/</text:span>Eurydice demande <text:span text:style-name="style_5f_s_5f_long">ſ</text:span><text:span text:style-name="style_5f_remplacement_5f_s_5f_long">s</text:span>eulem<text:span text:style-name="style_5f_abréviation_5f_contraction">~e</text:span><text:span text:style-name="style_5f_abréviation_5f_résolue">en</text:span>t,<text:span text:style-name="style_5f_fin_5f_de_5f_vers">/</text:span>Quant le <text:span text:style-name="style_5f_s_5f_long">ſ</text:span><text:span text:style-name="style_5f_remplacement_5f_s_5f_long">s</text:span>erpent tellem<text:span text:style-name="style_5f_abréviation_5f_contraction">~e</text:span><text:span text:style-name="style_5f_abréviation_5f_résolue">en</text:span>t la ble<text:span text:style-name="style_5f_s_5f_long">ſſ</text:span><text:span text:style-name="style_5f_remplacement_5f_s_5f_long">ss</text:span>a<text:span text:style-name="style_5f_fin_5f_de_5f_vers">/</text:span>Qu<text:span text:style-name="ajout_5f_apostrophe_5f_cédille">’</text:span>elle mourut <text:span text:style-name="style_5f_remplacement_5f__26_">et</text:span> vint a<text:span text:style-name="style_5f_lettre_5f_ramiste">u</text:span><text:span text:style-name="style_5f_remplacement_5f_lettre_5f_ramiste">v</text:span>ecques vous<text:span text:style-name="style_5f_fin_5f_de_5f_vers">/</text:span>Si a<text:span text:style-name="style_5f_s_5f_long">ſ</text:span><text:span text:style-name="style_5f_remplacement_5f_s_5f_long">s</text:span>prement mon cueur <text:span text:style-name="style_5f_s_5f_long">ſ</text:span><text:span text:style-name="style_5f_remplacement_5f_s_5f_long">s</text:span>e courroucea<text:span text:style-name="style_5f_fin_5f_de_5f_vers">/</text:span>Que <text:span text:style-name="style_5f_lettre_5f_ramiste">i</text:span><text:span text:style-name="style_5f_remplacement_5f_lettre_5f_ramiste">j</text:span><text:span text:style-name="ajout_5f_apostrophe_5f_cédille">’</text:span>en <text:span text:style-name="style_5f_s_5f_long">ſ</text:span><text:span text:style-name="style_5f_remplacement_5f_s_5f_long">s</text:span>ouffry plus que mortel courroux<text:span text:style-name="style_5f_fin_5f_de_5f_vers">/</text:span>Ma femme e<text:span text:style-name="style_5f_s_5f_long">ſ</text:span><text:span text:style-name="style_5f_remplacement_5f_s_5f_long">s</text:span>toit ie<text:span text:style-name="style_5f_s_5f_long">ſ</text:span><text:span text:style-name="style_5f_remplacement_5f_s_5f_long">s</text:span>toit <text:span text:style-name="style_5f_s_5f_long">ſ</text:span><text:span text:style-name="style_5f_remplacement_5f_s_5f_long">s</text:span>on e<text:span text:style-name="style_5f_s_5f_long">ſ</text:span><text:span text:style-name="style_5f_remplacement_5f_s_5f_long">s</text:span>poux<text:span text:style-name="style_5f_fin_5f_de_5f_vers">/</text:span><text:span text:style-name="style_5f_lettre_5f_ramiste">I</text:span><text:span text:style-name="style_5f_remplacement_5f_lettre_5f_ramiste">J</text:span>e viens icy <text:span text:style-name="style_5f_s_5f_long">ſ</text:span><text:span text:style-name="style_5f_remplacement_5f_s_5f_long">s</text:span>uccumb<text:span text:style-name="style_5f_ajout_5f_accent_5f_aigu">é</text:span> de tourment<text:span text:style-name="style_5f_fin_5f_de_5f_vers">/</text:span>Pour vous offrir <text:span text:style-name="style_5f_lettre_5f_ramiste">v</text:span><text:span text:style-name="style_5f_remplacement_5f_lettre_5f_ramiste">u</text:span>ne reque<text:span text:style-name="style_5f_s_5f_long">ſ</text:span><text:span text:style-name="style_5f_remplacement_5f_s_5f_long">s</text:span>te a tous<text:span text:style-name="style_5f_fin_5f_de_5f_vers">/</text:span>Eurydice dem<text:span text:style-name="style_5f_abréviation_5f_contraction">ã</text:span><text:span text:style-name="style_5f_abréviation_5f_résolue">an</text:span>de <text:span text:style-name="style_5f_s_5f_long">ſ</text:span><text:span text:style-name="style_5f_remplacement_5f_s_5f_long">s</text:span>eulement.<text:span text:style-name="style_5f_fin_5f_de_5f_vers">/</text:span><text:span text:style-name="style_5f_lettre_5f_ramiste">I</text:span><text:span text:style-name="style_5f_remplacement_5f_lettre_5f_ramiste">J</text:span>adis Pluto Pro<text:span text:style-name="style_5f_s_5f_long">ſ</text:span><text:span text:style-name="style_5f_remplacement_5f_s_5f_long">s</text:span>erpine ra<text:span text:style-name="style_5f_lettre_5f_ramiste">u</text:span><text:span text:style-name="style_5f_remplacement_5f_lettre_5f_ramiste">v</text:span>it<text:span text:style-name="style_5f_fin_5f_de_5f_vers">/</text:span>Par feu d<text:span text:style-name="ajout_5f_apostrophe_5f_cédille">’</text:span>amours, <text:span text:style-name="style_5f_remplacement_5f__26_">et</text:span> ceans la bouta<text:span text:style-name="style_5f_fin_5f_de_5f_vers">/</text:span>Mais toute<text:span text:style-name="style_5f_s_5f_long">ſ</text:span><text:span text:style-name="style_5f_remplacement_5f_s_5f_long">s</text:span><text:span text:style-name="style_5f_séparation_5f_mot"> </text:span>fois quant voz tormens y vit<text:span text:style-name="style_5f_fin_5f_de_5f_vers">/</text:span>Point e<text:span text:style-name="style_5f_s_5f_long">ſ</text:span><text:span text:style-name="style_5f_remplacement_5f_s_5f_long">s</text:span>bahy ne <text:span text:style-name="style_5f_s_5f_long">ſ</text:span><text:span text:style-name="style_5f_remplacement_5f_s_5f_long">s</text:span>uis <text:span text:style-name="style_5f_s_5f_long">ſ</text:span><text:span text:style-name="style_5f_remplacement_5f_s_5f_long">s</text:span>elle doubta,<text:span text:style-name="style_5f_fin_5f_de_5f_vers">/</text:span>Et <text:span text:style-name="style_5f_s_5f_long">ſ</text:span><text:span text:style-name="style_5f_remplacement_5f_s_5f_long">s</text:span>e <text:span text:style-name="style_5f_s_5f_long">ſ</text:span><text:span text:style-name="style_5f_remplacement_5f_s_5f_long">s</text:span>uis <text:span text:style-name="style_5f_s_5f_long">ſ</text:span><text:span text:style-name="style_5f_remplacement_5f_s_5f_long">s</text:span>eur que ce<text:span text:style-name="style_5f_s_5f_long">ſ</text:span><text:span text:style-name="style_5f_remplacement_5f_s_5f_long">s</text:span>te grande doubte a<text:span text:style-name="style_5f_fin_5f_de_5f_vers">/</text:span></text:p>
      <text:p text:style-name="style_5f_titre">D<text:span text:style-name="style_5f_lettre_5f_ramiste">V</text:span><text:span text:style-name="style_5f_remplacement_5f_lettre_5f_ramiste">u</text:span> Grand Olympe.</text:p>
      <text:p text:style-name="style_5f_feuillet"><text:s/><text:span text:style-name="style_5f_car_5f_feuillet">Fueillet</text:span> <text:span text:style-name="style_5f_chiffre_5f_romain">LXXXII.</text:span></text:p>
      <text:p text:style-name="style_5f_strophe"><text:s/>Mon e<text:span text:style-name="style_5f_lettre_5f_ramiste">ſ</text:span><text:span text:style-name="style_5f_remplacement_5f_lettre_5f_ramiste">s</text:span>pou<text:span text:style-name="style_5f_lettre_5f_ramiste">ſ</text:span><text:span text:style-name="style_5f_remplacement_5f_lettre_5f_ramiste">s</text:span>e, <text:span text:style-name="style_5f_lettre_5f_ramiste">ſ</text:span><text:span text:style-name="style_5f_remplacement_5f_lettre_5f_ramiste">s</text:span>i vous pry doulcement<text:span text:style-name="style_5f_fin_5f_de_5f_vers">/</text:span>E<text:span text:style-name="style_5f_lettre_5f_ramiste">ſ</text:span><text:span text:style-name="style_5f_remplacement_5f_lettre_5f_ramiste">s</text:span>coutez moy, <text:span text:style-name="style_5f_lettre_5f_ramiste">ſ</text:span><text:span text:style-name="style_5f_remplacement_5f_lettre_5f_ramiste">s</text:span>e onc homme on e<text:span text:style-name="style_5f_lettre_5f_ramiste">ſ</text:span><text:span text:style-name="style_5f_remplacement_5f_lettre_5f_ramiste">s</text:span>couta<text:span text:style-name="style_5f_fin_5f_de_5f_vers"> </text:span>Eurydice demande <text:span text:style-name="style_5f_lettre_5f_ramiste">ſ</text:span><text:span text:style-name="style_5f_remplacement_5f_lettre_5f_ramiste">s</text:span>eulem<text:span text:style-name="style_5f_abréviation_5f_contraction">~e</text:span><text:span text:style-name="style_5f_abréviation_5f_résolue">en</text:span>t.<text:span text:style-name="style_5f_fin_5f_de_5f_vers">/</text:span> Quant maintenant vous me la baillerez<text:span text:style-name="style_5f_fin_5f_de_5f_vers">/</text:span>Pour demener a<text:span text:style-name="style_5f_lettre_5f_ramiste">u</text:span><text:span text:style-name="style_5f_remplacement_5f_lettre_5f_ramiste">v</text:span>ec moy train d<text:span text:style-name="ajout_5f_apostrophe_5f_cédille">’</text:span>amours<text:span text:style-name="style_5f_fin_5f_de_5f_vers">/</text:span>Rien n<text:span text:style-name="ajout_5f_apostrophe_5f_cédille">’</text:span>y perdrez puis que vous la raurez<text:span text:style-name="style_5f_fin_5f_de_5f_vers">/</text:span>Finablemsent, mais qu<text:span text:style-name="ajout_5f_apostrophe_5f_cédille">’</text:span>elle ait fai<text:span text:style-name="style_5f_ligature"><text:span text:style-name="T6"></text:span></text:span><text:span text:style-name="style_5f_normalisation_5f_ligature">s</text:span>t <text:span text:style-name="style_5f_lettre_5f_ramiste">ſ</text:span><text:span text:style-name="style_5f_remplacement_5f_lettre_5f_ramiste">s</text:span>on cours<text:span text:style-name="style_5f_fin_5f_de_5f_vers">/</text:span>Car tous humains en la fin de leurs <text:span text:style-name="style_5f_lettre_5f_ramiste">i</text:span><text:span text:style-name="style_5f_remplacement_5f_lettre_5f_ramiste">j</text:span>ours<text:span text:style-name="style_5f_fin_5f_de_5f_vers">/</text:span>Viennent ceans a vo<text:span text:style-name="style_5f_lettre_5f_ramiste">ſ</text:span><text:span text:style-name="style_5f_remplacement_5f_lettre_5f_ramiste">s</text:span>tre <text:span text:style-name="style_5f_lettre_5f_ramiste">i</text:span><text:span text:style-name="style_5f_remplacement_5f_lettre_5f_ramiste">j</text:span>ugement<text:span text:style-name="style_5f_fin_5f_de_5f_vers">/</text:span>Mais <text:span text:style-name="style_5f_lettre_5f_ramiste">i</text:span><text:span text:style-name="style_5f_remplacement_5f_lettre_5f_ramiste">j</text:span>e vous pry que me donnez <text:span text:style-name="style_5f_lettre_5f_ramiste">ſ</text:span><text:span text:style-name="style_5f_remplacement_5f_lettre_5f_ramiste">s</text:span>ecours<text:span text:style-name="style_5f_fin_5f_de_5f_vers">/</text:span>Eurydice demande <text:span text:style-name="style_5f_lettre_5f_ramiste">ſ</text:span><text:span text:style-name="style_5f_remplacement_5f_lettre_5f_ramiste">s</text:span>eulement.<text:span text:style-name="style_5f_fin_5f_de_5f_vers">/</text:span></text:p>
      <text:p text:style-name="style_5f_paragraphe"><text:soft-page-break/><text:span text:style-name="style_5f_lettrine">O</text:span><text:span text:style-name="Police_20_par_20_défaut"><text:span text:style-name="T1">Rpheus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nt l</text:span></text:span><text:span text:style-name="ajout_5f_apostrophe_5f_cédille"><text:span text:style-name="T1">’</text:span></text:span><text:span text:style-name="Police_20_par_20_défaut"><text:span text:style-name="T1">infernal manoir,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i doulc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</text:span></text:span><text:span text:style-name="style_5f_fin_5f_de_5f_ligne">/</text:span><text:span text:style-name="Police_20_par_20_défaut"><text:span text:style-name="T1">chanta que pour la melodieu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te du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on de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a</text:span></text:span><text:span text:style-name="style_5f_fin_5f_de_5f_ligne">/</text:span><text:span text:style-name="Police_20_par_20_défaut"><text:span text:style-name="T1">voix en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mble de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a harpe : les ames tr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es qui</text:span></text:span><text:span text:style-name="style_5f_fin_5f_de_5f_ligne">/</text:span><text:span text:style-name="Police_20_par_20_défaut"><text:span text:style-name="T1"> la e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o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en oubli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leurs peines. T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alus en</text:span></text:span><text:span text:style-name="style_5f_fin_5f_de_5f_ligne">/</text:span><text:span text:style-name="Police_20_par_20_défaut"><text:span text:style-name="T1"> oublia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a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o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, Ixi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pres de luy e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oit en la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</text:span></text:span><text:span text:style-name="style_5f_fin_5f_de_5f_ligne">/</text:span><text:span text:style-name="Police_20_par_20_défaut"><text:span text:style-name="T1"> la roe repo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r. S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yphus m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us la roche qui le tr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illoit. Et Ticyus la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 a d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er aux voultours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on g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ier</text:span></text:span><text:span text:style-name="style_5f_fin_5f_de_5f_ligne">/</text:span><text:span text:style-name="Police_20_par_20_défaut"><text:span text:style-name="T1"> a rongier, </text:span></text:span><text:span text:style-name="style_5f_remplacement_5f__26_"><text:span text:style-name="T1">et</text:span></text:span><text:span text:style-name="Police_20_par_20_défaut"><text:span text:style-name="T1"> les Belidiennes la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ns la fontaine a e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pu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r mi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rent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us leurs cribles. Et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veritable e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 la renommee </text:span></text:span><text:span text:style-name="style_5f_abréviation_5f_signe_5f_spéciaux"><text:span text:style-name="T1">q</text:span></text:span><text:span text:style-name="style_5f_abréviation_5f_résolue"><text:span text:style-name="T1">que</text:span></text:span><text:span text:style-name="Police_20_par_20_défaut"><text:span text:style-name="T1"> ce me</text:span></text:span><text:span text:style-name="style_5f_fin_5f_de_5f_ligne">/</text:span><text:span text:style-name="Police_20_par_20_défaut"><text:span text:style-name="T1"> fai</text:span></text:span><text:span text:style-name="style_5f_ligature"><text:span text:style-name="T6"></text:span></text:span><text:span text:style-name="style_5f_normalisation_5f_ligature">s</text:span><text:span text:style-name="Police_20_par_20_défaut"><text:span text:style-name="T1">t acroire </text:span></text:span><text:span text:style-name="style_5f_remplacement_5f__26_"><text:span text:style-name="T1">et</text:span></text:span><text:span text:style-name="Police_20_par_20_défaut"><text:span text:style-name="T1"> ent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dre, les Eumenid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nes </text:span></text:span><text:span text:style-name="style_5f_abréviation_5f_signe_5f_spéciaux"><text:span text:style-name="T1">q</text:span></text:span><text:span text:style-name="style_5f_abréviation_5f_résolue"><text:span text:style-name="T1">que</text:span></text:span><text:span text:style-name="Police_20_par_20_défaut"><text:span text:style-name="T1"> oyoient la doul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ceur de la harpe ploroient de Orphe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, ce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 onc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s par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ne</text:span></text:span><text:span text:style-name="style_5f_fin_5f_de_5f_ligne">/</text:span><text:span text:style-name="Police_20_par_20_défaut"><text:span text:style-name="T1">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oit ad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u ne peu ad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ir. La royne Pr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ine n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o</text:span></text:span><text:span text:style-name="style_5f_cesure"><text:span text:style-name="T1">-</text:span></text:span><text:span text:style-name="style_5f_fin_5f_de_5f_ligne">/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ab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nir de larmoyer : le roy d</text:span></text:span><text:span text:style-name="ajout_5f_apostrophe_5f_cédille"><text:span text:style-name="T1">’</text:span></text:span><text:span text:style-name="Police_20_par_20_défaut"><text:span text:style-name="T1">enfer ne po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par nulle</text:span></text:span><text:span text:style-name="style_5f_fin_5f_de_5f_ligne">/</text:span><text:span text:style-name="Police_20_par_20_défaut"><text:span text:style-name="T1"> maniere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dire à Orphe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 ch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abréviation_5f_signe_5f_spéciaux"><text:span text:style-name="T1">q</text:span></text:span><text:span text:style-name="style_5f_abréviation_5f_résolue"><text:span text:style-name="T1">qu</text:span></text:span><text:span text:style-name="ajout_5f_apostrophe_5f_cédille"><text:span text:style-name="T1">’</text:span></text:span><text:span text:style-name="style_5f_abréviation_5f_résolue"><text:span text:style-name="T1">i</text:span></text:span><text:span text:style-name="Police_20_par_20_défaut"><text:span text:style-name="T1">lz luy demand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. Si fut</text:span></text:span><text:span text:style-name="style_5f_fin_5f_de_5f_ligne">/</text:span><text:span text:style-name="Police_20_par_20_défaut"><text:span text:style-name="T1"> Eurydice appellee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en lavalee 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mbr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c celles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style_5f_fin_5f_de_5f_ligne">/</text:span><text:span text:style-name="Police_20_par_20_défaut"><text:span text:style-name="T1">venues efto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 t n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l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. Lors apparut Euridice la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lle</text:span></text:span><text:span text:style-name="style_5f_fin_5f_de_5f_ligne">/</text:span><text:span text:style-name="Police_20_par_20_défaut"><text:span text:style-name="T1"> alloit cloch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</text:span></text:span><text:span text:style-name="style_5f_abréviation_5f_signe_5f_spéciaux"><text:span text:style-name="T1">p</text:span></text:span><text:span text:style-name="style_5f_abréviation_5f_résolue"><text:span text:style-name="T1">par</text:span></text:span><text:span text:style-name="Police_20_par_20_défaut"><text:span text:style-name="T1"> la playe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lle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receue ou pied </text:span></text:span><text:span text:style-name="style_5f_abréviation_5f_signe_5f_spéciaux"><text:span text:style-name="T1">p</text:span></text:span><text:span text:style-name="style_5f_abréviation_5f_résolue"><text:span text:style-name="T1">par</text:span></text:span><text:span text:style-name="Police_20_par_20_défaut"><text:span text:style-name="T1"> 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.</text:span></text:span><text:span text:style-name="style_5f_fin_5f_de_5f_ligne">/</text:span><text:span text:style-name="Police_20_par_20_défaut"><text:span text:style-name="T1"> Moult fut Orphe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yeulx qu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venir la vit</text:span></text:span><text:span text:style-name="style_5f_ajout_5f_ponctuation"><text:span text:style-name="T1">.</text:span></text:span><text:span text:style-name="Police_20_par_20_défaut"><text:span text:style-name="T1"> Elle luy fut ren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due par tel 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que il n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retorn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ne regard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derrie</text:span></text:span><text:span text:style-name="style_5f_fin_5f_de_5f_ligne">/</text:span><text:span text:style-name="Police_20_par_20_défaut"><text:span text:style-name="T1">re luy i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2">q</text:span></text:span><text:span text:style-name="Police_20_par_20_défaut"><text:span text:style-name="T1">s a ce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l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total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hors des tor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s</text:span></text:span><text:span text:style-name="style_5f_séparation_5f_mot"><text:span text:style-name="T1"> 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nautx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abréviation_5f_signe_5f_spéciaux"><text:span text:style-name="T1">q</text:span></text:span><text:span text:style-name="style_5f_abréviation_5f_résolue"><text:span text:style-name="T1">qu</text:span></text:span><text:span text:style-name="ajout_5f_apostrophe_5f_cédille"><text:span text:style-name="T1">’</text:span></text:span><text:span text:style-name="style_5f_abréviation_5f_résolue"><text:span text:style-name="T1">i</text:span></text:span><text:span text:style-name="Police_20_par_20_défaut"><text:span text:style-name="T1">l all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deu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</text:span></text:span><text:span text:style-name="style_5f_remplacement_5f__26_"><text:span text:style-name="T1">et</text:span></text:span><text:span text:style-name="Police_20_par_20_défaut"><text:span text:style-name="T1"> elle le fuyuroit derriere ou autr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a</text:span></text:span><text:span text:style-name="style_5f_fin_5f_de_5f_ligne">/</text:span><text:span text:style-name="Police_20_par_20_défaut"><text:span text:style-name="T1"> mais n</text:span></text:span><text:span text:style-name="ajout_5f_apostrophe_5f_cédille"><text:span text:style-name="T1">’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 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oit. Lors par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ntier moult roide </text:span></text:span><text:span text:style-name="style_5f_remplacement_5f__26_"><text:span text:style-name="T1">et</text:span>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oit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pla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Police_20_par_20_défaut"><text:span text:style-name="T1"> de terebr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ob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urit</text:span></text:span><text:span text:style-name="style_5f_ajout_5f_accent_5f_aigu"><text:span text:style-name="T1">é</text:span>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for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yable chem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Police_20_par_20_défaut"><text:span text:style-name="T1"> l</text:span></text:span><text:span text:style-name="style_5f_abréviation_5f_contraction"><text:span text:style-name="T1">~u</text:span></text:span><text:span text:style-name="style_5f_abréviation_5f_résolue"><text:span text:style-name="T1">un</text:span></text:span><text:span text:style-name="Police_20_par_20_défaut"><text:span text:style-name="T1">g de</text:span></text:span><text:span text:style-name="style_5f_cesure"><text:span text:style-name="T1">-</text:span></text:span><text:span text:style-name="style_5f_fin_5f_de_5f_ligne">/</text:span></text:p>
      <text:p text:style-name="style_5f_nombre_5f_livre">Le DIXIESME LIVRE.</text:p>
      <text:p text:style-name="style_5f_paragraphe"><text:span text:style-name="Police_20_par_20_défaut"><text:span text:style-name="T1">uant </text:span></text:span><text:span text:style-name="style_5f_remplacement_5f__26_"><text:span text:style-name="T1">et</text:span></text:span><text:span text:style-name="Police_20_par_20_défaut"><text:span text:style-name="T1"> l</text:span></text:span><text:span text:style-name="ajout_5f_apostrophe_5f_cédille"><text:span text:style-name="T1">’</text:span></text:span><text:span text:style-name="Police_20_par_20_défaut"><text:span text:style-name="T1">autre apr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mirent en la voye Orpheus </text:span></text:span><text:span text:style-name="style_5f_remplacement_5f__26_"><text:span text:style-name="T1">et</text:span></text:span><text:span text:style-name="Police_20_par_20_défaut"><text:span text:style-name="T1"> ſamve.</text:span></text:span><text:span text:style-name="style_5f_fin_5f_de_5f_ligne">/</text:span><text:span text:style-name="Police_20_par_20_défaut"><text:span text:style-name="T1"> Tant cheminerent que ia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ent pres tout dehors du pour</text:span></text:span><text:span text:style-name="style_5f_fin_5f_de_5f_ligne">/</text:span><text:span text:style-name="Police_20_par_20_défaut"><text:span text:style-name="T1"> pris internal, quant Orpheus qui d</text:span></text:span><text:span text:style-name="ajout_5f_apostrophe_5f_cédille"><text:span text:style-name="T1">’</text:span></text:span><text:span text:style-name="Police_20_par_20_défaut"><text:span text:style-name="T1">amour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ris defi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</text:span></text:span><text:span text:style-name="style_5f_fin_5f_de_5f_ligne">/</text:span><text:span text:style-name="Police_20_par_20_défaut"><text:span text:style-name="T1"> de veoir famye : </text:span></text:span><text:span text:style-name="style_5f_remplacement_5f__26_"><text:span text:style-name="T1">et</text:span></text:span><text:span text:style-name="Police_20_par_20_défaut"><text:span text:style-name="T1"> doubtant qu</text:span></text:span><text:span text:style-name="ajout_5f_apostrophe_5f_cédille"><text:span text:style-name="T1">’</text:span></text:span><text:span text:style-name="Police_20_par_20_défaut"><text:span text:style-name="T1">elle ne le fuyu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retourna</text:span></text:span><text:span text:style-name="style_5f_fin_5f_de_5f_ligne">/</text:span><text:span text:style-name="Police_20_par_20_défaut"><text:span text:style-name="T1"> pour elle regarder. Et in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tin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el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anou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yeulx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ajout_5f_apostrophe_5f_cédille"><text:span text:style-name="T1">’</text:span></text:span><text:span text:style-name="Police_20_par_20_défaut"><text:span text:style-name="T1">en retourna en enfer. Orpheus tendi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mains qui rete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nir la cuida, mais riens ne print forsvent, Et a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le partit Eu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rydice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amy </text:span></text:span><text:span text:style-name="style_5f_remplacement_5f__26_"><text:span text:style-name="T1">et</text:span></text:span><text:span text:style-name="Police_20_par_20_défaut"><text:span text:style-name="T1"> mouru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conde mort, mais de luy</text:span></text:span><text:span text:style-name="style_5f_fin_5f_de_5f_ligne">/</text:span><text:span text:style-name="Police_20_par_20_défaut"><text:span text:style-name="T1"> n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eut pla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Police_20_par_20_défaut"><text:span text:style-name="T1">dre, fors de trop aymer. Le dernie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lut luy 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style_5f_fin_5f_de_5f_ligne">/</text:span><text:span text:style-name="Police_20_par_20_défaut"><text:span text:style-name="T1">dit que a peine l</text:span></text:span><text:span text:style-name="ajout_5f_apostrophe_5f_cédille"><text:span text:style-name="T1">’</text:span></text:span><text:span text:style-name="Police_20_par_20_défaut"><text:span text:style-name="T1">entendit Orpheus. Formen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laignoit de</text:span></text:span><text:span text:style-name="style_5f_fin_5f_de_5f_ligne">/</text:span><text:span text:style-name="Police_20_par_20_défaut"><text:span text:style-name="T1"> l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conde mor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mye, </text:span></text:span><text:span text:style-name="style_5f_remplacement_5f__26_"><text:span text:style-name="T1">et</text:span></text:span><text:span text:style-name="Police_20_par_20_défaut"><text:span text:style-name="T1"> voulut retourner pour tr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r</text:span></text:span><text:span text:style-name="style_5f_fin_5f_de_5f_ligne">/</text:span><text:span text:style-name="Police_20_par_20_défaut"><text:span text:style-name="T1"> la mort, mais la porte tr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 fermee. Et le portier qui la ga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doit luy retard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chemin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luy d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amais rec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rer ne la pourroit. Quant Orpheus vit que plus entrer n</text:span></text:span><text:span text:style-name="ajout_5f_apostrophe_5f_cédille"><text:span text:style-name="T1">’</text:span></text:span><text:span text:style-name="Police_20_par_20_défaut"><text:span text:style-name="T1">y pou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roit, fur la r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 du fle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 infernal fut sept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urs plou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pour</text:span></text:span><text:span text:style-name="style_5f_fin_5f_de_5f_ligne">/</text:span><text:span text:style-name="Police_20_par_20_défaut"><text:span text:style-name="T1"> l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conde mor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mye </text:span></text:span><text:span text:style-name="style_5f_remplacement_5f__26_"><text:span text:style-name="T1">et</text:span></text:span><text:span text:style-name="Police_20_par_20_défaut"><text:span text:style-name="T1"> pour la perte dicelle,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man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ger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boyre v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lu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nan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dueil. Moult te</text:span></text:span><text:span text:style-name="style_5f_fin_5f_de_5f_ligne">/</text:span><text:span text:style-name="Police_20_par_20_défaut"><text:span text:style-name="T1"> noit les dieux d</text:span></text:span><text:span text:style-name="ajout_5f_apostrophe_5f_cédille"><text:span text:style-name="T1">’</text:span></text:span><text:span text:style-name="Police_20_par_20_défaut"><text:span text:style-name="T1">enfer ma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is </text:span></text:span><text:span text:style-name="style_5f_remplacement_5f__26_"><text:span text:style-name="T1">et</text:span></text:span><text:span text:style-name="Police_20_par_20_défaut"><text:span text:style-name="T1"> felons qui famye a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dete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 noiet Puis feu retourna Orpheus </text:span></text:span><text:span text:style-name="style_5f_remplacement_5f__26_"><text:span text:style-name="T1">et</text:span></text:span><text:span text:style-name="Police_20_par_20_défaut"><text:span text:style-name="T1"> trois an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tint fans fem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me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ch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beriere fuyant toute amour femenine, </text:span></text:span><text:span text:style-name="style_5f_remplacement_5f__26_"><text:span text:style-name="T1">et</text:span></text:span><text:span text:style-name="Police_20_par_20_défaut"><text:span text:style-name="T1"> met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 tant routes ch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en refus </text:span></text:span><text:span text:style-name="style_5f_remplacement_5f__26_"><text:span text:style-name="T1">et</text:span></text:span><text:span text:style-name="Police_20_par_20_défaut"><text:span text:style-name="T1"> en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daing, Ce non ob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ant</text:span></text:span><text:span text:style-name="style_5f_fin_5f_de_5f_ligne">/</text:span><text:span text:style-name="Police_20_par_20_défaut"><text:span text:style-name="T1"> pl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eurs damo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lles laymerent qui en luy peu d</text:span></text:span><text:span text:style-name="ajout_5f_apostrophe_5f_cédille"><text:span text:style-name="T1">’</text:span></text:span><text:span text:style-name="Police_20_par_20_défaut"><text:span text:style-name="T1">amour 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style_5f_fin_5f_de_5f_ligne">/</text:span><text:span text:style-name="Police_20_par_20_défaut"><text:span text:style-name="T1">quirent, Car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uyr n</text:span></text:span><text:span text:style-name="ajout_5f_apostrophe_5f_cédille"><text:span text:style-name="T1">’</text:span></text:span><text:span text:style-name="Police_20_par_20_défaut"><text:span text:style-name="T1">en peurent, Il ne les daignoit ouyr dont</text:span></text:span><text:span text:style-name="style_5f_fin_5f_de_5f_ligne">/</text:span><text:span text:style-name="Police_20_par_20_défaut"><text:span text:style-name="T1"> moult de lu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laignoient.</text:span></text:span><text:span text:style-name="style_5f_fin_5f_de_5f_ligne">/</text:span></text:p>
      <text:list xml:id="list191403858845648" text:continue-numbering="true" text:style-name="LFO11">
        <text:list-item>
          <text:p text:style-name="style_5f_liste">La deploration du Poete Orpheus<text:span text:style-name="style_5f_fin_5f_de_5f_ligne">/</text:span> pour a<text:span text:style-name="style_5f_lettre_5f_ramiste">u</text:span><text:span text:style-name="style_5f_remplacement_5f_lettre_5f_ramiste">v</text:span>oir perdue <text:span text:style-name="style_5f_s_5f_long">ſ</text:span><text:span text:style-name="style_5f_remplacement_5f_s_5f_long">s</text:span>amye.</text:p>
        </text:list-item>
      </text:list>
      <text:p text:style-name="style_5f_paragraphe"><text:span text:style-name="style_5f_lettrine">D</text:span><text:span text:style-name="Police_20_par_20_défaut"><text:span text:style-name="T1">Effus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tertre en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champ plain d</text:span></text:span><text:span text:style-name="ajout_5f_apostrophe_5f_cédille"><text:span text:style-name="T1">’</text:span></text:span><text:span text:style-name="Police_20_par_20_défaut"><text:span text:style-name="T1">herbe</text:span></text:span><text:span text:style-name="style_5f_fin_5f_de_5f_ligne">/</text:span><text:span text:style-name="Police_20_par_20_défaut"><text:span text:style-name="T1"> verdoyant ou point dumbre n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ajout_5f_apostrophe_5f_cédille"><text:span text:style-name="T1">’</text:span></text:span><text:span text:style-name="Police_20_par_20_défaut"><text:span text:style-name="T1">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se O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pheus puis prin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harpe de laquelle il f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les</text:span></text:span><text:span text:style-name="style_5f_fin_5f_de_5f_ligne">/</text:span><text:span text:style-name="Police_20_par_20_défaut"><text:span text:style-name="T1"> cordes 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ner par grande armonie. Lorsvin</text:span></text:span><text:span text:style-name="style_5f_fin_5f_de_5f_ligne">/</text:span><text:span text:style-name="Police_20_par_20_défaut"><text:span text:style-name="T1"> drent en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ron luy pour le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mbroier arbres de</text:span></text:span><text:span text:style-name="style_5f_fin_5f_de_5f_ligne">/</text:span><text:span text:style-name="Police_20_par_20_défaut"><text:span text:style-name="T1"> diuver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manières qui pourprindrent la place</text:span></text:span><text:span text:style-name="style_5f_fin_5f_de_5f_ligne">/</text:span><text:span text:style-name="Police_20_par_20_défaut"><text:span text:style-name="T1"> quant la doulceur ouyrent du melodieux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. A c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m</text:span></text:span><text:span text:style-name="style_5f_cesure"><text:span text:style-name="T1">-</text:span></text:span><text:span text:style-name="style_5f_fin_5f_de_5f_ligne">/</text:span></text:p>
      <text:p text:style-name="style_5f_titre">D<text:span text:style-name="style_5f_lettre_5f_ramiste">V</text:span><text:span text:style-name="style_5f_remplacement_5f_lettre_5f_ramiste">u</text:span> Grand Olympe.</text:p>
      <text:p text:style-name="style_5f_feuillet"><text:s/><text:span text:style-name="style_5f_car_5f_feuillet">Fueillet</text:span> <text:span text:style-name="style_5f_chiffre_5f_romain">LXXXIll.</text:span></text:p>
      <text:p text:style-name="style_5f_paragraphe"><text:soft-page-break/><text:span text:style-name="Police_20_par_20_défaut"><text:span text:style-name="T1">blement vind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arbres portans fruitz de d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r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fortes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am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diers, lauries, n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fliers, corneilliers : </text:span></text:span><text:span text:style-name="style_5f_remplacement_5f__26_"><text:span text:style-name="T1">et</text:span></text:span><text:span text:style-name="Police_20_par_20_défaut"><text:span text:style-name="T1"> meuries, ch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nes,</text:span></text:span><text:span text:style-name="style_5f_fin_5f_de_5f_ligne">/</text:span><text:span text:style-name="Police_20_par_20_défaut"><text:span text:style-name="T1"> f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nes,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rables p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hiers, gen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ies, cer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es, pruniers </text:span></text:span><text:span text:style-name="style_5f_remplacement_5f__26_"><text:span text:style-name="T1">et</text:span></text:span><text:span text:style-name="Police_20_par_20_défaut"><text:span text:style-name="T1"> aul</text:span></text:span><text:span text:style-name="style_5f_fin_5f_de_5f_ligne">/</text:span><text:span text:style-name="Police_20_par_20_défaut"><text:span text:style-name="T1">tres arbres perdurables de verdeur. Si y vindrent figuiers :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pins </text:span></text:span><text:span text:style-name="style_5f_remplacement_5f__26_"><text:span text:style-name="T1">et</text:span></text:span><text:span text:style-name="Police_20_par_20_défaut"><text:span text:style-name="T1"> les arbres qui le b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me portent. Encore y vindrent oli</text:span></text:span><text:span text:style-name="style_5f_fin_5f_de_5f_ligne">/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ers, aub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ins </text:span></text:span><text:span text:style-name="style_5f_remplacement_5f__26_"><text:span text:style-name="T1">et</text:span></text:span><text:span text:style-name="Police_20_par_20_défaut"><text:span text:style-name="T1"> pl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eurs aultres arbres portant noix. Le</text:span></text:span><text:span text:style-name="style_5f_fin_5f_de_5f_ligne">/</text:span><text:span text:style-name="Police_20_par_20_défaut"><text:span text:style-name="T1"> palme </text:span></text:span><text:span text:style-name="style_5f_remplacement_5f__26_"><text:span text:style-name="T1">et</text:span></text:span><text:span text:style-name="Police_20_par_20_défaut"><text:span text:style-name="T1"> le pin y fu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. Cybelle y amena Athys qui fut mue</text:span></text:span><text:span text:style-name="style_5f_fin_5f_de_5f_ligne">/</text:span><text:span text:style-name="Police_20_par_20_défaut"><text:span text:style-name="T1"> en pin </text:span></text:span><text:span text:style-name="style_5f_remplacement_5f__26_"><text:span text:style-name="T1">et</text:span></text:span><text:span text:style-name="Police_20_par_20_défaut"><text:span text:style-name="T1"> vint au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c luy le cypres qui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adis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en</text:span></text:span><text:span text:style-name="style_5f_fin_5f_de_5f_ligne">/</text:span><text:span text:style-name="Police_20_par_20_défaut"><text:span text:style-name="T1">fant </text:span></text:span><text:span text:style-name="style_5f_remplacement_5f__26_"><text:span text:style-name="T1">et</text:span></text:span><text:span text:style-name="Police_20_par_20_défaut"><text:span text:style-name="T1"> n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l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mue en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arbre, moult laymoit</text:span></text:span><text:span text:style-name="style_5f_fin_5f_de_5f_ligne">/</text:span><text:span text:style-name="Police_20_par_20_défaut"><text:span text:style-name="T1"> Phebus tandis qu</text:span></text:span><text:span text:style-name="ajout_5f_apostrophe_5f_cédille"><text:span text:style-name="T1">’</text:span></text:span><text:span text:style-name="Police_20_par_20_défaut"><text:span text:style-name="T1">il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vif.</text:span></text:span><text:span text:style-name="style_5f_fin_5f_de_5f_ligne">/</text:span></text:p>
      <text:p text:style-name="style_5f_paragraphe"><text:span text:style-name="style_5f_lettrine"><text:span text:style-name="T8">A</text:span></text:span><text:span text:style-name="Police_20_par_20_défaut"><text:span text:style-name="T1">Ntour le d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dit poete Orphe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m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blerent moult grant tourbe </text:span></text:span><text:span text:style-name="style_5f_remplacement_5f__26_"><text:span text:style-name="T1">et</text:span></text:span><text:span text:style-name="Police_20_par_20_défaut"><text:span text:style-name="T1"> multitu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de darbres. Il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oit ou millieu de la</text:span></text:span><text:span text:style-name="style_5f_fin_5f_de_5f_ligne">/</text:span><text:span text:style-name="Police_20_par_20_défaut"><text:span text:style-name="T1"> plaine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e d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ou pl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eurs b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u</text:span></text:span><text:span text:style-name="style_5f_fin_5f_de_5f_ligne">/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iges </text:span></text:span><text:span text:style-name="style_5f_remplacement_5f__26_"><text:span text:style-name="T1">et</text:span></text:span><text:span text:style-name="Police_20_par_20_défaut"><text:span text:style-name="T1"> o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aulx</text:span></text:span><text:span text:style-name="style_5f_séparation_5f_mot"><text:span text:style-name="T1"> </text:span></text:span><text:span text:style-name="Police_20_par_20_défaut"><text:span text:style-name="T1">de d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rs plumages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mblerent ou il attrempoit </text:span></text:span><text:span text:style-name="style_5f_remplacement_5f__26_"><text:span text:style-name="T1">et</text:span></text:span><text:span text:style-name="style_5f_séparation_5f_mot"><text:span text:style-name="T1"> </text:span></text:span><text:span text:style-name="Police_20_par_20_défaut"><text:span text:style-name="T1">accor</text:span></text:span><text:span text:style-name="style_5f_fin_5f_de_5f_ligne">/</text:span><text:span text:style-name="Police_20_par_20_défaut"><text:span text:style-name="T1"> doit les cordes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harpe dont il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u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 doit delec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ab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. Et quant</text:span></text:span><text:span text:style-name="style_5f_séparation_5f_mo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cordes</text:span></text:span><text:span text:style-name="style_5f_fin_5f_de_5f_ligne">/</text:span><text:span text:style-name="Police_20_par_20_défaut"><text:span text:style-name="T1"> eut accordees 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pla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r, en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t chant print a recorder les</text:span></text:span><text:span text:style-name="style_5f_fin_5f_de_5f_ligne">/</text:span><text:span text:style-name="Police_20_par_20_défaut"><text:span text:style-name="T1"> amours des dieux qui a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adis aym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les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ceaulx, </text:span></text:span><text:span text:style-name="style_5f_remplacement_5f__26_"><text:span text:style-name="T1">et</text:span></text:span><text:span text:style-name="Police_20_par_20_défaut"><text:span text:style-name="T1"> en</text:span></text:span><text:span text:style-name="style_5f_fin_5f_de_5f_ligne">/</text:span><text:span text:style-name="Police_20_par_20_défaut"><text:span text:style-name="T1"> touch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les cordes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Leuth d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c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cha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.</text:span></text:span><text:span text:style-name="style_5f_fin_5f_de_5f_ligne">/</text:span></text:p>
      <text:p text:style-name="style_5f_strophe"><text:span text:style-name="style_5f_lettrine">IJ</text:span><text:span text:style-name="style_5f_lettre_5f_ramiste">i</text:span><text:span text:style-name="style_5f_remplacement_5f_lettre_5f_ramiste">j</text:span>Adis chantay bien me recorde<text:span text:style-name="style_5f_fin_5f_de_5f_vers">/</text:span> La contro<text:span text:style-name="style_5f_lettre_5f_ramiste">u</text:span><text:span text:style-name="style_5f_remplacement_5f_lettre_5f_ramiste">v</text:span>er<text:span text:style-name="style_5f_s_5f_long">ſ</text:span><text:span text:style-name="style_5f_remplacement_5f_s_5f_long">s</text:span>e <text:span text:style-name="style_5f_remplacement_5f__26_">et</text:span> la di<text:span text:style-name="style_5f_s_5f_long">ſ</text:span><text:span text:style-name="style_5f_remplacement_5f_s_5f_long">s</text:span>corde<text:span text:style-name="style_5f_fin_5f_de_5f_vers">/</text:span> Des dieux <text:span text:style-name="style_5f_remplacement_5f__26_">et</text:span> des geans, per<text:span text:style-name="style_5f_lettre_5f_ramiste">u</text:span><text:span text:style-name="style_5f_remplacement_5f_lettre_5f_ramiste">v</text:span>ers.<text:span text:style-name="style_5f_fin_5f_de_5f_vers">/</text:span> Maintenant veult ma mu<text:span text:style-name="style_5f_s_5f_long">ſ</text:span><text:span text:style-name="style_5f_remplacement_5f_s_5f_long">s</text:span>e en vers<text:span text:style-name="style_5f_fin_5f_de_5f_vers">/</text:span> Chan<text:span text:style-name="style_5f_s_5f_long">ſ</text:span><text:span text:style-name="style_5f_remplacement_5f_s_5f_long">s</text:span>on chanter plus dele<text:span text:style-name="style_5f_ligature"><text:span text:style-name="T6"></text:span></text:span><text:span text:style-name="style_5f_normalisation_5f_ligature">c</text:span>table<text:span text:style-name="style_5f_fin_5f_de_5f_vers">/</text:span> Plus legiere, <text:span text:style-name="style_5f_remplacement_5f__26_">et</text:span> plus tra<text:span text:style-name="style_5f_ligature"><text:span text:style-name="T6"></text:span></text:span><text:span text:style-name="style_5f_normalisation_5f_ligature">c</text:span>table<text:span text:style-name="style_5f_fin_5f_de_5f_vers">/</text:span> <text:span text:style-name="style_5f_lettre_5f_ramiste">I</text:span><text:span text:style-name="style_5f_remplacement_5f_lettre_5f_ramiste">J</text:span>uppiter le grant roy des cieulx<text:span text:style-name="style_5f_fin_5f_de_5f_vers">/</text:span> Ayma l<text:span text:style-name="ajout_5f_apostrophe_5f_cédille">’</text:span>enfant tant gracieux<text:span text:style-name="style_5f_fin_5f_de_5f_vers">/</text:span> Ganimedes natif de Troye<text:span text:style-name="style_5f_fin_5f_de_5f_vers">/ </text:span>Luy donnant ce qu<text:span text:style-name="ajout_5f_apostrophe_5f_cédille">’</text:span>a peu o<text:span text:style-name="style_5f_ligature"><text:span text:style-name="T6"></text:span></text:span><text:span text:style-name="style_5f_normalisation_5f_ligature">c</text:span>troy<text:span text:style-name="style_5f_ajout_5f_accent_5f_aigu">é</text:span><text:span text:style-name="style_5f_fin_5f_de_5f_vers">/</text:span> Et mi<text:span text:style-name="style_5f_s_5f_long">ſ</text:span><text:span text:style-name="style_5f_remplacement_5f_s_5f_long">s</text:span>t <text:span text:style-name="style_5f_s_5f_long">ſ</text:span><text:span text:style-name="style_5f_remplacement_5f_s_5f_long">s</text:span>on <text:span text:style-name="style_5f_s_5f_long">ſ</text:span><text:span text:style-name="style_5f_remplacement_5f_s_5f_long">s</text:span>oing <text:span text:style-name="style_5f_remplacement_5f__26_">et</text:span> <text:span text:style-name="style_5f_s_5f_long">ſ</text:span><text:span text:style-name="style_5f_remplacement_5f_s_5f_long">s</text:span>on e<text:span text:style-name="style_5f_s_5f_long">ſ</text:span><text:span text:style-name="style_5f_remplacement_5f_s_5f_long">s</text:span>tude<text:span text:style-name="style_5f_fin_5f_de_5f_vers">/</text:span> A faire aultre <text:span text:style-name="style_5f_s_5f_long">ſ</text:span><text:span text:style-name="style_5f_remplacement_5f_s_5f_long">s</text:span>imilitude<text:span text:style-name="style_5f_fin_5f_de_5f_vers">/</text:span></text:p>
      <text:p text:style-name="style_5f_titre">D<text:span text:style-name="style_5f_lettre_5f_ramiste">V</text:span><text:span text:style-name="style_5f_remplacement_5f_lettre_5f_ramiste">u</text:span> Grand Olympe.</text:p>
      <text:p text:style-name="style_5f_feuillet"><text:span text:style-name="style_5f_car_5f_feuillet">Fueillet</text:span> <text:span text:style-name="style_5f_chiffre_5f_romain">II.</text:span></text:p>
      <text:list xml:id="list191403482019604" text:continue-numbering="true" text:style-name="LFO11">
        <text:list-item>
          <text:p text:style-name="style_5f_liste">La fin de Orpheus <text:span text:style-name="style_5f_s_5f_long">ſ</text:span><text:span text:style-name="style_5f_remplacement_5f_s_5f_long">s</text:span>ou<text:span text:style-name="style_5f_lettre_5f_ramiste">u</text:span><text:span text:style-name="style_5f_remplacement_5f_lettre_5f_ramiste">v</text:span>erain harpeur.<text:span text:style-name="style_5f_fin_5f_de_5f_ligne">/</text:span></text:p>
        </text:list-item>
      </text:list>
      <text:p text:style-name="style_5f_paragraphe"><text:span text:style-name="style_5f_lettrine">P</text:span><text:span text:style-name="Police_20_par_20_défaut"><text:span text:style-name="T1">Endant que le poète de Thrace. Orphe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style_5f_fin_5f_de_5f_ligne">/</text:span><text:span text:style-name="Police_20_par_20_défaut"><text:span text:style-name="T1"> par le doux ch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harpe armonieu</text:span></text:span><text:span text:style-name="style_5f_ajout_5f_ponctuation"><text:span text:style-name="T1">-</text:span></text:span><text:span text:style-name="style_5f_fin_5f_de_5f_ligne">/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dele</text:span></text:span><text:span text:style-name="style_5f_ligature"><text:span text:style-name="T6"></text:span></text:span><text:span text:style-name="style_5f_normalisation_5f_ligature">c</text:span><text:span text:style-name="Police_20_par_20_défaut"><text:span text:style-name="T1">toit les arbres les b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s </text:span></text:span><text:span text:style-name="style_5f_remplacement_5f__26_"><text:span text:style-name="T1">et</text:span></text:span><text:span text:style-name="Police_20_par_20_défaut"><text:span text:style-name="T1"> les</text:span></text:span><text:span text:style-name="style_5f_séparation_5f_mot"><text:span text:style-name="T1"> </text:span></text:span><text:span text:style-name="Police_20_par_20_défaut"><text:span text:style-name="T1">pier</text:span></text:span><text:span text:style-name="style_5f_fin_5f_de_5f_ligne">/</text:span><text:span text:style-name="Police_20_par_20_défaut"><text:span text:style-name="T1">res, vecyvenir en g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d multitude les fem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mes de Thrace qu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ient les baccha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nalles, </text:span></text:span><text:span text:style-name="style_5f_remplacement_5f__26_"><text:span text:style-name="T1">et</text:span></text:span><text:span text:style-name="Police_20_par_20_défaut"><text:span text:style-name="T1"> qu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eurent commence a veoir</text:span></text:span><text:span text:style-name="style_5f_fin_5f_de_5f_ligne">/</text:span><text:span text:style-name="Police_20_par_20_défaut"><text:span text:style-name="T1"> Orpheus.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e delles toute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h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eeva</text:span></text:span><text:span text:style-name="style_5f_fin_5f_de_5f_ligne">/</text:span><text:span text:style-name="Police_20_par_20_défaut"><text:span text:style-name="T1"> dire. Vecy le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r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ur des femmes. Et</text:span></text:span><text:span text:style-name="style_5f_fin_5f_de_5f_ligne">/</text:span><text:span text:style-name="Police_20_par_20_défaut"><text:span text:style-name="T1"> en ce d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t lanca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dart, mais pas ne le bleca car le dart</text:span></text:span><text:span text:style-name="style_5f_fin_5f_de_5f_ligne">/</text:span><text:span text:style-name="Police_20_par_20_défaut"><text:span text:style-name="T1"> fut retenu par 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, l</text:span></text:span><text:span text:style-name="ajout_5f_apostrophe_5f_cédille"><text:span text:style-name="T1">’</text:span></text:span><text:span text:style-name="Police_20_par_20_défaut"><text:span text:style-name="T1">aultre luy rua en lieu de dart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e gran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 de pierre, Mais par la doulce melodie du chant cheut celle</text:span></text:span><text:span text:style-name="style_5f_fin_5f_de_5f_ligne">/</text:span><text:span text:style-name="Police_20_par_20_défaut"><text:span text:style-name="T1"> pierre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nt les piedz Orpheus ainsi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e pou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humilier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mercy prier. A</text:span></text:span><text:span text:style-name="style_5f_séparation_5f_mot"><text:span text:style-name="T1"> </text:span></text:span><text:span text:style-name="Police_20_par_20_défaut"><text:span text:style-name="T1">donc doubla la forcenerie des faulces fem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mes plaines de ire, quant elles virent les pierres r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ortir par</text:span></text:span><text:span text:style-name="style_5f_fin_5f_de_5f_ligne">/</text:span><text:span text:style-name="Police_20_par_20_défaut"><text:span text:style-name="T1"> la doulceur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ument. Lors f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entre elles crieries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no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nerent buccines pour amortir </text:span></text:span><text:span text:style-name="style_5f_remplacement_5f__26_"><text:span text:style-name="T1">et</text:span></text:span><text:span text:style-name="Police_20_par_20_défaut"><text:span text:style-name="T1"> amoindrir</text:span></text:span><text:span text:style-name="style_5f_fin_5f_de_5f_ligne">/</text:span><text:span text:style-name="Police_20_par_20_défaut"><text:span text:style-name="T1"> le</text:span></text:span><text:span text:style-name="style_5f_séparation_5f_mo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de la melodie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harpe, affin que riens ne le ou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, qui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ajout_5f_apostrophe_5f_cédille"><text:span text:style-name="T1">’</text:span></text:span><text:span text:style-name="Police_20_par_20_défaut"><text:span text:style-name="T1">en p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m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r t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que on ne 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peu ouyrt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er.</text:span></text:span><text:span text:style-name="style_5f_fin_5f_de_5f_ligne">/</text:span></text:p>
      <text:p text:style-name="style_5f_nombre_5f_livre">LE ONZIESME LIVRE</text:p>
      <text:p text:style-name="style_5f_paragraphe"><text:span text:style-name="Police_20_par_20_défaut"><text:span text:style-name="T1">Puis luy getteren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e</text:span></text:span><text:span text:style-name="style_5f_s_5f_long"><text:span text:style-name="T1">ſf</text:span></text:span><text:span text:style-name="style_5f_remplacement_5f_s_5f_long"><text:span text:style-name="T1">ss</text:span></text:span><text:span text:style-name="Police_20_par_20_défaut"><text:span text:style-name="T1">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pierres qui premieres du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g</text:span></text:span><text:span text:style-name="style_5f_fin_5f_de_5f_ligne">/</text:span><text:span text:style-name="Police_20_par_20_défaut"><text:span text:style-name="T1"> du Poete roug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, car de riens ne le deporterent puis que le</text:span></text:span><text:span text:style-name="style_5f_fin_5f_de_5f_ligne">/</text:span><text:span text:style-name="Police_20_par_20_défaut"><text:span text:style-name="T1"> doutx chan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harpe plus ne ouyrent, ains luy firent du</text:span></text:span><text:span text:style-name="style_5f_fin_5f_de_5f_ligne">/</text:span><text:span text:style-name="Police_20_par_20_défaut"><text:span text:style-name="T1"> pis quelles peurent,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comme celles qui le hayoient mortel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lement, </text:span></text:span><text:span text:style-name="style_5f_remplacement_5f__26_"><text:span text:style-name="T1">et</text:span></text:span><text:span text:style-name="Police_20_par_20_défaut"><text:span text:style-name="T1"> qui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ent les cueurs plains dire </text:span></text:span><text:span text:style-name="style_5f_remplacement_5f__26_"><text:span text:style-name="T1">et</text:span></text:span><text:span text:style-name="Police_20_par_20_défaut"><text:span text:style-name="T1"> denuie. Oy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feaulx,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ens,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uluaigine laiff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Orpheu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ul qui n</text:span></text:span><text:span text:style-name="ajout_5f_apostrophe_5f_cédille"><text:span text:style-name="T1">’</text:span></text:span><text:span text:style-name="Police_20_par_20_défaut"><text:span text:style-name="T1">a</text:span></text:span><text:span text:style-name="style_5f_fin_5f_de_5f_ligne">/</text:span><text:span text:style-name="Police_20_par_20_défaut"><text:span text:style-name="T1"> gueres en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ron luy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attrai</text:span></text:span><text:span text:style-name="style_5f_ligature"><text:span text:style-name="T6"></text:span></text:span><text:span text:style-name="style_5f_normalisation_5f_ligature">s</text:span><text:span text:style-name="Police_20_par_20_défaut"><text:span text:style-name="T1">t </text:span></text:span><text:span text:style-name="style_5f_remplacement_5f__26_"><text:span text:style-name="T1">et</text:span></text:span><text:span text:style-name="Police_20_par_20_défaut"><text:span text:style-name="T1"> 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mble, Celles qui gre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uer le vouloient le r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illirent </text:span></text:span><text:span text:style-name="style_5f_remplacement_5f__26_"><text:span text:style-name="T1">et</text:span></text:span><text:span text:style-name="Police_20_par_20_défaut"><text:span text:style-name="T1"> abbatirent, E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mercy</text:span></text:span><text:span text:style-name="style_5f_fin_5f_de_5f_ligne">/</text:span><text:span text:style-name="Police_20_par_20_défaut"><text:span text:style-name="T1"> les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oyees retournerent legierement vers le Poete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ten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 doit les bras en criant merc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aulc</text:span></text:span><text:span text:style-name="style_5f_abréviation_5f_contraction"><text:span text:style-name="T1">~u</text:span></text:span><text:span text:style-name="style_5f_abréviation_5f_résolue"><text:span text:style-name="T1">un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qui le ou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, mais</text:span></text:span><text:span text:style-name="style_5f_fin_5f_de_5f_ligne">/</text:span><text:span text:style-name="Police_20_par_20_défaut"><text:span text:style-name="T1"> pour riens qu</text:span></text:span><text:span text:style-name="ajout_5f_apostrophe_5f_cédille"><text:span text:style-name="T1">’</text:span></text:span><text:span text:style-name="Police_20_par_20_défaut"><text:span text:style-name="T1">il d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il ne p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m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r les folles ace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style_5f_fin_5f_de_5f_ligne">/</text:span><text:span text:style-name="Police_20_par_20_défaut"><text:span text:style-name="T1"> pitie ne mercy eu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nt de luy, ains le meuldrirent </text:span></text:span><text:span text:style-name="style_5f_remplacement_5f__26_"><text:span text:style-name="T1">et</text:span></text:span><text:span text:style-name="Police_20_par_20_défaut"><text:span text:style-name="T1"> tuerent</text:span></text:span><text:span text:style-name="style_5f_fin_5f_de_5f_ligne">/</text:span><text:span text:style-name="Police_20_par_20_défaut"><text:span text:style-name="T1"> a leur grand reproche. Haa dieu par celle bouche ouye, des</text:span></text:span><text:span text:style-name="style_5f_fin_5f_de_5f_ligne">/</text:span><text:span text:style-name="Police_20_par_20_défaut"><text:span text:style-name="T1"> pierres entendue, des cueurs des b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s y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t lame du corps.</text:span></text:span><text:span text:style-name="style_5f_fin_5f_de_5f_ligne">/</text:span><text:span text:style-name="Police_20_par_20_défaut"><text:span text:style-name="T1"> Pour luy </text:span></text:span><text:soft-page-break/><text:span text:style-name="Police_20_par_20_défaut"><text:span text:style-name="T1">pleur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les Nymphes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le congno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oient. Au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</text:span></text:span><text:span text:style-name="style_5f_fin_5f_de_5f_ligne">/</text:span><text:span text:style-name="Police_20_par_20_défaut"><text:span text:style-name="T1"> o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aux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lumez de leurs plumes, </text:span></text:span><text:span text:style-name="style_5f_remplacement_5f__26_"><text:span text:style-name="T1">et</text:span></text:span><text:span text:style-name="Police_20_par_20_défaut"><text:span text:style-name="T1"> les arbres de leurs</text:span></text:span><text:span text:style-name="style_5f_fin_5f_de_5f_ligne">/</text:span><text:span text:style-name="Police_20_par_20_défaut"><text:span text:style-name="T1"> fueilles f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gne de dueil pour l</text:span></text:span><text:span text:style-name="ajout_5f_apostrophe_5f_cédille"><text:span text:style-name="T1">’</text:span></text:span><text:span text:style-name="Police_20_par_20_défaut"><text:span text:style-name="T1">amour du poete. Et les fleu</text:span></text:span><text:span text:style-name="style_5f_fin_5f_de_5f_ligne">/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n douloient, </text:span></text:span><text:span text:style-name="style_5f_remplacement_5f__26_"><text:span text:style-name="T1">et</text:span></text:span><text:span text:style-name="Police_20_par_20_défaut"><text:span text:style-name="T1"> tant pleurerent quilz en tar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</text:span></text:span><text:span text:style-name="style_5f_remplacement_5f__26_"><text:span text:style-name="T1">et</text:span></text:span><text:span text:style-name="Police_20_par_20_défaut"><text:span text:style-name="T1"> feiche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rent en pl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eurs lieux. Ses membres furent en d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rs lieux</text:span></text:span><text:span text:style-name="style_5f_fin_5f_de_5f_ligne">/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ars. Hebr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 le fle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 de Thrace receut la t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</text:span></text:span><text:span text:style-name="style_5f_remplacement_5f__26_"><text:span text:style-name="T1">et</text:span></text:span><text:span text:style-name="Police_20_par_20_défaut"><text:span text:style-name="T1"> la l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gue,</text:span></text:span><text:span text:style-name="style_5f_fin_5f_de_5f_ligne">/</text:span><text:span text:style-name="Police_20_par_20_défaut"><text:span text:style-name="T1"> qui ge3toit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pleu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plain3t. </text:span></text:span><text:span text:style-name="style_5f_remplacement_5f__26_"><text:span text:style-name="T1">Et</text:span></text:span><text:span text:style-name="Police_20_par_20_défaut"><text:span text:style-name="T1"> la mer d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oit la murmu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re en elle plaign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dicelle iniure, les r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eres du fle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 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n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par leurs 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s. Le chief </text:span></text:span><text:span text:style-name="style_5f_remplacement_5f__26_"><text:span text:style-name="T1">et</text:span></text:span><text:span text:style-name="Police_20_par_20_défaut"><text:span text:style-name="T1"> la lire flot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tant </text:span></text:span><text:span text:style-name="style_5f_abréviation_5f_contraction"><text:span text:style-name="T1">q</text:span></text:span><text:span text:style-name="style_5f_abréviation_5f_résolue"><text:span text:style-name="T1">que</text:span></text:span><text:span text:style-name="Police_20_par_20_défaut"><text:span text:style-name="T1"> en par</text:span></text:span><text:span text:style-name="style_5f_fin_5f_de_5f_ligne">/</text:span><text:span text:style-name="Police_20_par_20_défaut"><text:span text:style-name="T1"> fonde mer par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ndrent. D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us l</text:span></text:span><text:span text:style-name="ajout_5f_apostrophe_5f_cédille"><text:span text:style-name="T1">’</text:span></text:span><text:span text:style-name="Police_20_par_20_défaut"><text:span text:style-name="T1">herbe y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t de la r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ere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e</text:span></text:span><text:span text:style-name="style_5f_fin_5f_de_5f_ligne">/</text:span><text:span text:style-name="Police_20_par_20_défaut"><text:span text:style-name="T1"> mer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ill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e,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tr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 le chief du d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n poete g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t</text:span></text:span><text:span text:style-name="style_5f_fin_5f_de_5f_ligne">/</text:span><text:span text:style-name="Police_20_par_20_défaut"><text:span text:style-name="T1"> a la r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. Si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d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us la gueulle bee </text:span></text:span><text:span text:style-name="style_5f_remplacement_5f__26_"><text:span text:style-name="T1">et</text:span></text:span><text:span text:style-name="Police_20_par_20_défaut"><text:span text:style-name="T1"> manger le cuyda,</text:span></text:span><text:span text:style-name="style_5f_fin_5f_de_5f_ligne">/</text:span><text:span text:style-name="Police_20_par_20_défaut"><text:span text:style-name="T1"> mais Phebu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demeu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ce voulut le chief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filz 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style_5f_fin_5f_de_5f_ligne">/</text:span><text:span text:style-name="Police_20_par_20_défaut"><text:span text:style-name="T1"> courre. </text:span></text:span><text:span text:style-name="style_5f_remplacement_5f__26_"><text:span text:style-name="T1">Et</text:span></text:span><text:span text:style-name="Police_20_par_20_défaut"><text:span text:style-name="T1"> a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que l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ente le voulut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rer, Phebus la</text:span></text:span><text:span text:style-name="style_5f_fin_5f_de_5f_ligne">/</text:span><text:span text:style-name="Police_20_par_20_défaut"><text:span text:style-name="T1"> mua en dure pierre de telle forme </text:span></text:span><text:span text:style-name="style_5f_remplacement_5f__26_"><text:span text:style-name="T1">et</text:span></text:span><text:span text:style-name="Police_20_par_20_défaut"><text:span text:style-name="T1"> de telle laideur comme</text:span></text:span><text:span text:style-name="style_5f_fin_5f_de_5f_ligne">/</text:span><text:span text:style-name="Police_20_par_20_défaut"><text:span text:style-name="T1"> par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n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muance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. Lame de Orpheus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endit en</text:span></text:span><text:span text:style-name="style_5f_fin_5f_de_5f_ligne">/</text:span><text:span text:style-name="Police_20_par_20_défaut"><text:span text:style-name="T1"> Enfe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demeurance ou il vit la vallee tenebr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remplacement_5f__26_"><text:span text:style-name="T1">et</text:span></text:span><text:span text:style-name="Police_20_par_20_défaut"><text:span text:style-name="T1"> les re</text:span></text:span><text:span text:style-name="style_5f_fin_5f_de_5f_ligne">/</text:span><text:span text:style-name="Police_20_par_20_défaut"><text:span text:style-name="T1">gnes </text:span></text:span><text:span text:style-name="style_5f_abréviation_5f_contraction"><text:span text:style-name="T1">q</text:span></text:span><text:span text:style-name="style_5f_abréviation_5f_résolue"><text:span text:style-name="T1">que</text:span></text:span><text:span text:style-name="Police_20_par_20_défaut"><text:span text:style-name="T1"> par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veuz. B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 re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gnent les dieux </text:span></text:span><text:span text:style-name="style_5f_remplacement_5f__26_"><text:span text:style-name="T1">et</text:span></text:span><text:span text:style-name="Police_20_par_20_défaut"><text:span text:style-name="T1"> la pi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t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paignie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la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,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y tr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abréviation_5f_signe_5f_spéciaux"><text:span text:style-name="T1">q</text:span></text:span><text:span text:style-name="style_5f_abréviation_5f_résolue"><text:span text:style-name="T1">qu</text:span></text:span><text:span text:style-name="ajout_5f_apostrophe_5f_cédille"><text:span text:style-name="T1">’</text:span></text:span><text:span text:style-name="style_5f_abréviation_5f_résolue"><text:span text:style-name="T1">i</text:span></text:span><text:span text:style-name="Police_20_par_20_défaut"><text:span text:style-name="T1">l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</text:span></text:span><text:span text:style-name="style_5f_fin_5f_de_5f_ligne">/</text:span></text:p>
      <text:p text:style-name="style_5f_titre">D<text:span text:style-name="style_5f_lettre_5f_ramiste">V</text:span><text:span text:style-name="style_5f_remplacement_5f_lettre_5f_ramiste">u</text:span> Grand Olympe.</text:p>
      <text:p text:style-name="style_5f_feuillet"><text:span text:style-name="style_5f_car_5f_feuillet"><text:s/>Fueillet</text:span> <text:span text:style-name="style_5f_chiffre_5f_romain">.III.</text:span></text:p>
      <text:p text:style-name="style_5f_paragraphe"><text:span text:style-name="Police_20_par_20_défaut"><text:span text:style-name="T1">defiree longuement, li l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br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 amiablement, </text:span></text:span><text:span text:style-name="style_5f_remplacement_5f__26_"><text:span text:style-name="T1">et</text:span></text:span><text:span text:style-name="Police_20_par_20_défaut"><text:span text:style-name="T1"> la regarda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ur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doubte de condition griefue,</text:span></text:span><text:span text:style-name="style_5f_fin_5f_de_5f_ligne">/</text:span></text:p>
      <text:list xml:id="list191403445933674" text:continue-numbering="true" text:style-name="LFO11">
        <text:list-item>
          <text:p text:style-name="style_5f_liste">Du roy Midas <text:span text:style-name="style_5f_abréviation_5f_signe_5f_spéciaux">q</text:span><text:span text:style-name="style_5f_abréviation_5f_résolue">qui</text:span> impetra du dieu Bacchus<text:span text:style-name="style_5f_fin_5f_de_5f_ligne">/</text:span> <text:span text:style-name="style_5f_abréviation_5f_contraction">~q</text:span><text:span text:style-name="style_5f_abréviation_5f_résolue">que</text:span> tout ce qu<text:span text:style-name="ajout_5f_apostrophe_5f_cédille">’</text:span>il toucheroit de<text:span text:style-name="style_5f_lettre_5f_ramiste">u</text:span><text:span text:style-name="style_5f_remplacement_5f_lettre_5f_ramiste">v</text:span>eni<text:span text:style-name="style_5f_s_5f_long">ſ</text:span><text:span text:style-name="style_5f_remplacement_5f_s_5f_long">s</text:span>t or, c<text:span text:style-name="style_5f_abréviation_5f_contraction">õ</text:span><text:span text:style-name="style_5f_abréviation_5f_résolue">om</text:span>e il fi<text:span text:style-name="style_5f_s_5f_long">ſ</text:span><text:span text:style-name="style_5f_remplacement_5f_s_5f_long">s</text:span>t.<text:span text:style-name="style_5f_fin_5f_de_5f_ligne">/</text:span></text:p>
        </text:list-item>
      </text:list>
      <text:p text:style-name="style_5f_paragraphe"><text:span text:style-name="Police_20_par_20_défaut"><text:span text:style-name="T1"><text:s/></text:span></text:span><text:span text:style-name="style_5f_lettrine">P</text:span><text:span text:style-name="Police_20_par_20_défaut"><text:span text:style-name="T1">Our le mal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 les f</text:span></text:span><text:span text:style-name="style_5f_abréviation_5f_contraction"><text:span text:style-name="T1">~e</text:span></text:span><text:span text:style-name="style_5f_abréviation_5f_résolue"><text:span text:style-name="T1">em</text:span></text:span><text:span text:style-name="Police_20_par_20_défaut"><text:span text:style-name="T1">mes de Cyeonie f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par en/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e au poete Orphe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mis l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a mort. Bac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ch</text:span></text:span><text:span text:style-name="style_5f_abréviation_5f_signe_5f_spéciaux"><text:span text:style-name="T7">9</text:span></text:span><text:span text:style-name="style_5f_abréviation_5f_résolue"><text:span text:style-name="T1">us</text:span></text:span><text:span text:style-name="Police_20_par_20_défaut"><text:span text:style-name="T1"> fut moult doulent </text:span></text:span><text:span text:style-name="style_5f_remplacement_5f__26_"><text:span text:style-name="T1">et</text:span></text:span><text:span text:style-name="Police_20_par_20_défaut"><text:span text:style-name="T1"> ango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ux. Ca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crifices exaulcoit. Par leur malice </text:span></text:span><text:span text:style-name="style_5f_remplacement_5f__26_"><text:span text:style-name="T1">et</text:span></text:span><text:span text:style-name="Police_20_par_20_défaut"><text:span text:style-name="T1"> homicide</text:span></text:span><text:span text:style-name="style_5f_fin_5f_de_5f_ligne">/</text:span><text:span text:style-name="Police_20_par_20_défaut"><text:span text:style-name="T1"> prit d</text:span></text:span><text:span text:style-name="ajout_5f_apostrophe_5f_cédille"><text:span text:style-name="T1">’</text:span></text:span><text:span text:style-name="Police_20_par_20_défaut"><text:span text:style-name="T1">elles g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de venge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ce </text:span></text:span><text:span text:style-name="style_5f_remplacement_5f__26_"><text:span text:style-name="T1">et</text:span></text:span><text:span text:style-name="Police_20_par_20_défaut"><text:span text:style-name="T1"> 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re, car elles de</text:span></text:span><text:span text:style-name="style_5f_ajout_5f_ponctuation"><text:span text:style-name="T1">-</text:span></text:span><text:span text:style-name="style_5f_fin_5f_de_5f_ligne">/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ndrent arbres, </text:span></text:span><text:span text:style-name="style_5f_remplacement_5f__26_"><text:span text:style-name="T1">et</text:span>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ch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une encline en ter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re a courte racine, </text:span></text:span><text:span text:style-name="style_5f_remplacement_5f__26_"><text:span text:style-name="T1">et</text:span></text:span><text:span text:style-name="Police_20_par_20_défaut"><text:span text:style-name="T1"> encores ne fut point Bacchus</text:span></text:span><text:span text:style-name="style_5f_séparation_5f_mot"><text:span text:style-name="T1"> </text:span></text:span><text:span text:style-name="Police_20_par_20_défaut"><text:span text:style-name="T1">pour</text:span></text:span><text:span text:style-name="style_5f_séparation_5f_mot"><text:span text:style-name="T1"> </text:span></text:span><text:span text:style-name="Police_20_par_20_défaut"><text:span text:style-name="T1">ce de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maltal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appa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, luy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moindre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paignie la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celle</text:span></text:span><text:span text:style-name="style_5f_fin_5f_de_5f_ligne">/</text:span><text:span text:style-name="Police_20_par_20_défaut"><text:span text:style-name="T1"> 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trée ou celluy, meurdre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fai</text:span></text:span><text:span text:style-name="style_5f_ligature"><text:span text:style-name="T6"></text:span></text:span><text:span text:style-name="style_5f_normalisation_5f_ligature">s</text:span><text:span text:style-name="Police_20_par_20_défaut"><text:span text:style-name="T1">t, </text:span></text:span><text:span text:style-name="style_5f_remplacement_5f__26_"><text:span text:style-name="T1">et</text:span></text:span><text:span text:style-name="Police_20_par_20_défaut"><text:span text:style-name="T1"> a lu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ahit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cr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ces, </text:span></text:span><text:span text:style-name="style_5f_remplacement_5f__26_"><text:span text:style-name="T1">et</text:span></text:span><text:span text:style-name="Police_20_par_20_défaut"><text:span text:style-name="T1"> le t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lata aux vignobles de Tmol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 <text:s/></text:span></text:span><text:span text:style-name="style_5f_remplacement_5f__26_"><text:span text:style-name="T1">et</text:span></text:span><text:span text:style-name="Police_20_par_20_défaut"><text:span text:style-name="T1"> en Pa</text:span></text:span><text:span text:style-name="style_5f_ajout_5f_ponctuation"><text:span text:style-name="T1">-</text:span></text:span><text:span text:style-name="style_5f_fin_5f_de_5f_ligne">/</text:span><text:span text:style-name="style_5f_ligature"><text:span text:style-name="T6"></text:span></text:span><text:span text:style-name="style_5f_normalisation_5f_ligature">s</text:span><text:span text:style-name="Police_20_par_20_défaut"><text:span text:style-name="T1">tol</text:span></text:span><text:span text:style-name="style_5f_abréviation_5f_signe_5f_spéciaux"><text:span text:style-name="T3">9</text:span></text:span><text:span text:style-name="style_5f_abréviation_5f_résolue"><text:span text:style-name="T1">us</text:span></text:span><text:span text:style-name="Police_20_par_20_défaut"><text:span text:style-name="T1">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encores n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roit pas dore, necouloure de couleur dor,</text:span></text:span><text:span text:style-name="style_5f_fin_5f_de_5f_ligne">/</text:span><text:span text:style-name="Police_20_par_20_défaut"><text:span text:style-name="T1"> ains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lors terre fabl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eufe. La le feru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à grand pl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e</text:span></text:span><text:span text:style-name="style_5f_fin_5f_de_5f_ligne">/</text:span><text:span text:style-name="Police_20_par_20_défaut"><text:span text:style-name="T1"> p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es </text:span></text:span><text:span text:style-name="style_5f_remplacement_5f__26_"><text:span text:style-name="T1">et</text:span></text:span><text:span text:style-name="Police_20_par_20_défaut"><text:span text:style-name="T1"> p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s. Encores ny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point Silenus, car en</text:span></text:span><text:span text:style-name="style_5f_fin_5f_de_5f_ligne">/</text:span><text:span text:style-name="Police_20_par_20_défaut"><text:span text:style-name="T1"> ce temps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en Phrige de vin </text:span></text:span><text:span text:style-name="style_5f_remplacement_5f__26_"><text:span text:style-name="T1">et</text:span></text:span><text:span text:style-name="Police_20_par_20_défaut"><text:span text:style-name="T1"> de vieill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 chancellant.</text:span></text:span><text:span text:style-name="style_5f_fin_5f_de_5f_ligne">/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avoye LET Plain" svg:font-family="'Savoye LET Plai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US" fo:font-style="normal" style:text-underline-style="none" fo:font-weight="normal" style:letter-kerning="false" style:font-name-asian="Tahoma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US" fo:font-style="normal" style:text-underline-style="none" fo:font-weight="normal" style:letter-kerning="false" fo:background-color="transparent" style:font-name-asian="Tahoma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ocDefaults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fo:font-size="26pt" fo:letter-spacing="0.009cm" style:letter-kerning="true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fo:font-size="13pt" fo:font-weight="bold" style:font-size-asian="13pt" style:font-weight-asian="bold" style:font-size-complex="13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next-style-name="Standard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Retrait_20_normal" style:display-name="Retrait normal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Standard" style:next-style-name="Standard" style:class="chapter">
      <style:paragraph-properties fo:margin-left="0.152cm" fo:margin-right="0cm" fo:hyphenation-ladder-count="no-limit" fo:text-indent="0cm" style:auto-text-indent="false">
        <style:tab-stops/>
      </style:paragraph-properties>
      <style:text-properties fo:color="#4f81bd" fo:font-size="12pt" fo:letter-spacing="0.026cm" fo:font-style="italic" style:font-size-asian="12pt" style:font-style-asian="italic" style:font-size-complex="12pt" style:font-style-complex="italic" fo:hyphenate="false" loext:hyphenation-no-caps="false"/>
    </style:style>
    <style:style style:name="DocDefaults" style:family="paragraph">
      <style:paragraph-properties fo:margin-top="0cm" fo:margin-bottom="0.353cm" loext:contextual-spacing="false" fo:line-height="115%"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tyle_5f_paragraphe" style:display-name="style_paragraphe" style:family="paragraph" style:parent-style-name="DocDefaults">
      <style:paragraph-properties fo:hyphenation-ladder-count="no-limit"/>
      <style:text-properties fo:hyphenate="false" loext:hyphenation-no-caps="false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 loext:hyphenation-no-caps="false"/>
    </style:style>
    <style:style style:name="style_5f_titre" style:display-name="style_titre" style:family="paragraph" style:parent-style-name="Standard">
      <style:paragraph-properties fo:hyphenation-ladder-count="no-limit"/>
      <style:text-properties fo:text-transform="uppercase" fo:font-size="14pt" fo:language="fr" fo:country="FR" style:font-size-asian="14pt" fo:hyphenate="false" loext:hyphenation-no-caps="false"/>
    </style:style>
    <style:style style:name="style_5f_feuillet" style:display-name="style_feuillet" style:family="paragraph" style:parent-style-name="Standard">
      <style:paragraph-properties fo:hyphenation-ladder-count="no-limit"/>
      <style:text-properties fo:font-size="12pt" fo:language="fr" fo:country="FR" style:font-size-asian="12pt" fo:hyphenate="false" loext:hyphenation-no-caps="false"/>
    </style:style>
    <style:style style:name="style_5f_liste" style:display-name="style_liste" style:family="paragraph" style:parent-style-name="style_5f_paragraphe" style:list-style-name="LFO11">
      <style:paragraph-properties fo:hyphenation-ladder-count="no-limit"/>
      <style:text-properties fo:language="fr" fo:country="FR" fo:hyphenate="false" loext:hyphenation-no-caps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style_5f_strophe" style:display-name="style_strophe" style:family="paragraph" style:parent-style-name="style_5f_paragraphe">
      <style:paragraph-properties fo:hyphenation-ladder-count="no-limit"/>
      <style:text-properties fo:language="fr" fo:country="FR" fo:hyphenate="false" loext:hyphenation-no-caps="false"/>
    </style:style>
    <style:style style:name="Révision" style:family="paragraph">
      <style:paragraph-properties fo:orphans="2" fo:widows="2" fo:hyphenation-ladder-count="no-limit" style:vertical-align="auto"/>
      <style:text-properties fo:hyphenate="tru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style_5f_nombre_5f_livre" style:display-name="style_nombre_livre" style:family="paragraph" style:parent-style-name="style_5f_titre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Header_20_Char" style:display-name="Header Char" style:family="text" style:parent-style-name="Police_20_par_20_défaut"/>
    <style:style style:name="Heading_20_1_20_Char" style:display-name="Heading 1 Char" style:family="text" style:parent-style-name="Police_20_par_20_défaut">
      <style:text-properties fo:color="#365f91" style:font-name="Liberation Serif" fo:font-family="'Liberation Serif'" style:font-family-generic="roman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Police_20_par_20_défaut">
      <style:text-properties fo:color="#4f81bd" style:font-name="Liberation Serif" fo:font-family="'Liberation Serif'" style:font-family-generic="roman" style:font-pitch="variable" fo:font-size="13pt" fo:font-weight="bold" style:font-name-asian="Tahoma" style:font-family-asian="Tahoma" style:font-family-generic-asian="swiss" style:font-pitch-asian="variable" style:font-size-asian="13pt" style:font-weight-asian="bold" style:font-name-complex="Tahoma" style:font-family-complex="Tahoma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Police_20_par_20_défaut">
      <style:text-properties fo:color="#4f81bd" style:font-name="Liberation Serif" fo:font-family="'Liberation Serif'" style:font-family-generic="roman" style:font-pitch="variable" fo:font-weight="bold" style:font-name-asian="Tahoma" style:font-family-asian="Tahoma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Heading_20_4_20_Char" style:display-name="Heading 4 Char" style:family="text" style:parent-style-name="Police_20_par_20_défaut">
      <style:text-properties fo:color="#4f81bd" style:font-name="Liberation Serif" fo:font-family="'Liberation Serif'" style:font-family-generic="roman" style:font-pitch="variable" fo:font-style="italic" fo:font-weight="bold" style:font-name-asian="Tahoma" style:font-family-asian="Tahoma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Subtitle_20_Char" style:display-name="Subtitle Char" style:family="text" style:parent-style-name="Police_20_par_20_défaut">
      <style:text-properties fo:color="#4f81bd" style:font-name="Liberation Serif" fo:font-family="'Liberation Serif'" style:font-family-generic="roman" style:font-pitch="variable" fo:font-size="12pt" fo:letter-spacing="0.026cm" fo:font-style="italic" style:font-name-asian="Tahoma" style:font-family-asian="Tahoma" style:font-family-generic-asian="swiss" style:font-pitch-asian="variable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itle_20_Char" style:display-name="Title Char" style:family="text" style:parent-style-name="Police_20_par_20_défaut">
      <style:text-properties fo:color="#17365d" style:font-name="Liberation Serif" fo:font-family="'Liberation Serif'" style:font-family-generic="roman" style:font-pitch="variable" fo:font-size="26pt" fo:letter-spacing="0.009cm" style:letter-kerning="true" style:font-name-asian="Tahoma" style:font-family-asian="Tahoma" style:font-family-generic-asian="swiss" style:font-pitch-asian="variable" style:font-size-asian="26pt" style:font-name-complex="Tahoma" style:font-family-complex="Tahoma" style:font-family-generic-complex="swiss" style:font-pitch-complex="variable" style:font-size-complex="26pt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tyle_5f_remplacement_5f_lettre_5f_ramiste" style:display-name="style_remplacement_lettre_ramiste" style:family="text" style:parent-style-name="Police_20_par_20_défaut">
      <style:text-properties fo:color="#bf0041" fo:font-weight="bold" style:font-weight-asian="bold"/>
    </style:style>
    <style:style style:name="style_5f_lettre_5f_ramiste" style:display-name="style_lettre_ramiste" style:family="text" style:parent-style-name="style_5f_remplacement_5f_lettre_5f_ramiste">
      <style:text-properties fo:color="#00a933" fo:font-weight="bold" style:font-weight-asian="bold"/>
    </style:style>
    <style:style style:name="ajout_5f_apostrophe_5f_cédille" style:display-name="ajout_apostrophe_cédille" style:family="text" style:parent-style-name="Police_20_par_20_défaut">
      <style:text-properties fo:color="#000000" fo:font-weight="bold" fo:background-color="#ff860d" style:font-weight-asian="bold"/>
    </style:style>
    <style:style style:name="style_5f_séparation_5f_mot" style:display-name="style_séparation_mot" style:family="text" style:parent-style-name="Police_20_par_20_défaut">
      <style:text-properties fo:background-color="#81d41a"/>
    </style:style>
    <style:style style:name="style_5f_ajout_5f_ponctuation" style:display-name="style_ajout_ponctuation" style:family="text" style:parent-style-name="Police_20_par_20_défaut">
      <style:text-properties fo:color="#158466"/>
    </style:style>
    <style:style style:name="style_5f_remplacement_5f__26_" style:display-name="style_remplacement_&amp;" style:family="text" style:parent-style-name="Police_20_par_20_défaut">
      <style:text-properties fo:color="#ff0000"/>
    </style:style>
    <style:style style:name="style_5f_ajout_5f_maj" style:display-name="style_ajout_maj" style:family="text" style:parent-style-name="Police_20_par_20_défaut">
      <style:text-properties fo:color="#b85c00" fo:font-weight="bold" style:font-weight-asian="bold"/>
    </style:style>
    <style:style style:name="style_5f_ajout_5f_accent_5f_aigu" style:display-name="style_ajout_accent_aigu" style:family="text" style:parent-style-name="Police_20_par_20_défaut">
      <style:text-properties fo:background-color="#bf819e"/>
    </style:style>
    <style:style style:name="style_5f_abréviation_5f_lettre_5f_suscrite" style:display-name="style_abréviation_lettre_suscrite" style:family="text" style:parent-style-name="Police_20_par_20_défaut">
      <style:text-properties fo:color="#5983b0"/>
    </style:style>
    <style:style style:name="style_5f_abréviation_5f_résolue" style:display-name="style_abréviation_résolue" style:family="text" style:parent-style-name="Police_20_par_20_défaut">
      <style:text-properties fo:background-color="#ffa6a6"/>
    </style:style>
    <style:style style:name="style_5f_correction_5f_éditeur" style:display-name="style_correction_éditeur" style:family="text" style:parent-style-name="Police_20_par_20_défaut">
      <style:text-properties fo:color="#999999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style_5f_abréviation_5f_amputation_5f_suspension" style:display-name="style_abréviation_amputation_suspension" style:family="text" style:parent-style-name="style_5f_abréviation_5f_lettre_5f_suscrite">
      <style:text-properties fo:color="#5983b0"/>
    </style:style>
    <style:style style:name="style_5f_abréviation_5f_contraction" style:display-name="style_abréviation_contraction" style:family="text" style:parent-style-name="style_5f_abréviation_5f_lettre_5f_suscrite">
      <style:text-properties fo:color="#5983b0"/>
    </style:style>
    <style:style style:name="style_5f_abréviation_5f_signe_5f_spéciaux" style:display-name="style_abréviation_signe_spéciaux" style:family="text" style:parent-style-name="style_5f_abréviation_5f_lettre_5f_suscrite">
      <style:text-properties fo:color="#5983b0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Texte_20_de_20_bulles_20_Car" style:display-name="Texte de bulles Car" style:family="text" style:parent-style-name="Police_20_par_20_défaut"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style_5f_lettrine" style:display-name="style_lettrine" style:family="text" style:parent-style-name="Police_20_par_20_défaut">
      <style:text-properties fo:color="#c45911" style:font-name="Savoye LET Plain" fo:font-family="'Savoye LET Plain'" style:font-family-generic="system" style:font-pitch="variable" fo:font-size="18pt" fo:language="fr" fo:country="FR" style:font-name-asian="Savoye LET Plain" style:font-family-asian="'Savoye LET Plain'" style:font-family-generic-asian="system" style:font-pitch-asian="variable" style:font-size-asian="18pt" style:font-name-complex="Savoye LET Plain" style:font-family-complex="'Savoye LET Plain'" style:font-family-generic-complex="system" style:font-pitch-complex="variable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_5f_fin_5f_de_5f_vers" style:display-name="style_fin_de_vers" style:family="text" style:parent-style-name="style_5f_séparation_5f_mot">
      <style:text-properties fo:language="fr" fo:country="FR" fo:background-color="#ffc000"/>
    </style:style>
    <style:style style:name="style_5f_s_5f_long" style:display-name="style_s_long" style:family="text" style:parent-style-name="style_5f_lettre_5f_ramiste">
      <style:text-properties fo:color="#00a933" fo:font-weight="bold" style:font-weight-asian="bold"/>
    </style:style>
    <style:style style:name="style_5f_remplacement_5f_s_5f_long" style:display-name="style_remplacement_s_long" style:family="text" style:parent-style-name="style_5f_remplacement_5f_lettre_5f_ramiste">
      <style:text-properties fo:color="#bf0041" fo:font-weight="bold" style:font-weight-asian="bold"/>
    </style:style>
    <style:style style:name="style_5f_fin_5f_de_5f_ligne" style:display-name="style_fin_de_ligne" style:family="text" style:parent-style-name="style_5f_fin_5f_de_5f_vers">
      <style:text-properties fo:language="fr" fo:country="FR" fo:background-color="#ffc000"/>
    </style:style>
    <style:style style:name="style_5f_chiffre_5f_romain" style:display-name="style_chiffre_romain" style:family="text" style:parent-style-name="Police_20_par_20_défaut"/>
    <style:style style:name="style_5f_car_5f_feuillet" style:display-name="style_car_feuillet" style:family="text" style:parent-style-name="Police_20_par_20_défaut">
      <style:text-properties fo:language="fr" fo:country="FR"/>
    </style:style>
    <style:style style:name="style_5f_ligature" style:display-name="style_ligature" style:family="text" style:parent-style-name="style_5f_car_5f_feuillet">
      <style:text-properties fo:color="#bf8f00" fo:language="fr" fo:country="FR" fo:font-weight="normal" style:font-weight-asian="normal"/>
    </style:style>
    <style:style style:name="style_5f_normalisation_5f_ligature" style:display-name="style_normalisation_ligature" style:family="text" style:parent-style-name="style_5f_ligature">
      <style:text-properties fo:color="#000000" fo:language="fr" fo:country="FR" style:text-underline-style="none" fo:font-weight="normal" fo:background-color="#bdd6ee" style:font-weight-asian="normal"/>
    </style:style>
    <style:style style:name="style_5f_cesure" style:display-name="style_cesure" style:family="text" style:parent-style-name="Police_20_par_20_défaut">
      <style:text-properties fo:font-weight="bold" fo:background-color="#fbe4d5" style:font-weight-asian="bold"/>
    </style:style>
    <style:style style:name="WW_5f_CharLFO1LVL1" style:display-name="WW_CharLFO1LVL1" style:family="text">
      <style:text-properties style:font-name="Wingdings" fo:font-family="Wingdings" style:font-family-generic="decorative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1">
      <text:list-level-style-bullet text:level="1" text:style-name="WW_5f_CharLFO1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2-08T14:30:00Z</meta:creation-date>
    <dc:date>2022-02-18T18:36:35.793127466</dc:date>
    <meta:editing-cycles>41</meta:editing-cycles>
    <meta:editing-duration>P1DT8H58M57S</meta:editing-duration>
    <meta:document-statistic meta:table-count="0" meta:image-count="0" meta:object-count="0" meta:page-count="4" meta:paragraph-count="33" meta:word-count="1985" meta:character-count="12574" meta:non-whitespace-character-count="10640"/>
    <meta:template xlink:type="simple" xlink:actuate="onRequest" xlink:title="" xlink:href="Normal.dotm"/>
  </office:meta>
</office:document-meta>
</file>